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61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0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style:text-position=""/>
    </style:style>
    <style:style style:name="ce11" style:family="table-cell" style:parent-style-name="Default">
      <style:table-cell-properties fo:background-color="#008080" style:text-align-source="fix" style:repeat-content="false"/>
      <style:paragraph-properties fo:text-align="center" fo:margin-left="0cm"/>
      <style:text-properties style:text-position=""/>
    </style:style>
    <style:style style:name="ce12" style:family="table-cell" style:parent-style-name="Default">
      <style:table-cell-properties fo:background-color="#cfe7e5" style:text-align-source="fix" style:repeat-content="false"/>
      <style:paragraph-properties fo:text-align="center" fo:margin-left="0cm"/>
      <style:text-properties style:text-position=""/>
    </style:style>
    <style:style style:name="ce13" style:family="table-cell" style:parent-style-name="Default">
      <style:table-cell-properties fo:background-color="#94bd5e" style:text-align-source="fix" style:repeat-content="false"/>
      <style:paragraph-properties fo:text-align="center" fo:margin-left="0cm"/>
      <style:text-properties style:text-position=""/>
    </style:style>
    <style:style style:name="ce14" style:family="table-cell" style:parent-style-name="Default">
      <style:table-cell-properties fo:background-color="#9966cc" style:text-align-source="fix" style:repeat-content="false"/>
      <style:paragraph-properties fo:text-align="center" fo:margin-left="0cm"/>
      <style:text-properties style:text-position=""/>
    </style:style>
    <style:style style:name="ce15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style:text-position=""/>
    </style:style>
    <style:style style:name="ce16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fo:background-color="#c5000b" style:text-align-source="fix" style:repeat-content="fals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fo:background-color="#0084d1"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ackground-color="#4b1f6f" style:text-align-source="fix" style:repeat-content="false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fo:background-color="#579d1c" style:text-align-source="fix" style:repeat-content="false"/>
      <style:paragraph-properties fo:text-align="center" fo:margin-left="0cm"/>
      <style:text-properties style:text-position=""/>
    </style:style>
    <style:style style:name="ce8" style:family="table-cell" style:parent-style-name="Default">
      <style:table-cell-properties fo:background-color="#aecf00" style:text-align-source="fix" style:repeat-content="fals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style:text-position="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ingerprint" table:style-name="ta1">
        <table:table-column table:style-name="co3" table:number-columns-repeated="2" table:default-cell-style-name="Default"/>
        <table:table-column table:style-name="co4" table:default-cell-style-name="ce24"/>
        <table:table-column table:style-name="co2" table:number-columns-repeated="1021" table:default-cell-style-name="Default"/>
        <table:table-row table:style-name="ro1">
          <table:table-cell table:style-name="ce24" office:value-type="string" calcext:value-type="string">
            <text:p>lat</text:p>
          </table:table-cell>
          <table:table-cell table:style-name="ce24" office:value-type="string" calcext:value-type="string">
            <text:p>lng</text:p>
          </table:table-cell>
          <table:table-cell office:value-type="string" calcext:value-type="string">
            <text:p>cluster_name</text:p>
          </table:table-cell>
          <table:table-cell table:style-name="ce24" table:number-columns-repeated="1021"/>
        </table:table-row>
        <table:table-row table:style-name="ro1">
          <table:table-cell office:value-type="float" office:value="0.7504514458" calcext:value-type="float">
            <text:p>0.7504514458</text:p>
          </table:table-cell>
          <table:table-cell office:value-type="float" office:value="0.5212842226" calcext:value-type="float">
            <text:p>0.5212842226</text:p>
          </table:table-cell>
          <table:table-cell table:formula="of:=[Map.A2]" office:value-type="string" office:string-value="A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float" office:value="0.7504514458" calcext:value-type="float">
            <text:p>0.7504514458</text:p>
          </table:table-cell>
          <table:table-cell office:value-type="float" office:value="0.5212901831" calcext:value-type="float">
            <text:p>0.5212901831</text:p>
          </table:table-cell>
          <table:table-cell table:formula="of:=[Map.B1]" office:value-type="string" office:string-value="A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float" office:value="0.7504514458" calcext:value-type="float">
            <text:p>0.7504514458</text:p>
          </table:table-cell>
          <table:table-cell office:value-type="float" office:value="0.5212961435" calcext:value-type="float">
            <text:p>0.5212961435</text:p>
          </table:table-cell>
          <table:table-cell table:formula="of:=[Map.C1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4514458" calcext:value-type="float">
            <text:p>0.7504514458</text:p>
          </table:table-cell>
          <table:table-cell office:value-type="float" office:value="0.521302104" calcext:value-type="float">
            <text:p>0.521302104</text:p>
          </table:table-cell>
          <table:table-cell table:formula="of:=[Map.D1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4514458" calcext:value-type="float">
            <text:p>0.7504514458</text:p>
          </table:table-cell>
          <table:table-cell office:value-type="float" office:value="0.5213080645" calcext:value-type="float">
            <text:p>0.5213080645</text:p>
          </table:table-cell>
          <table:table-cell table:formula="of:=[Map.E1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4514458" calcext:value-type="float">
            <text:p>0.7504514458</text:p>
          </table:table-cell>
          <table:table-cell office:value-type="float" office:value="0.5213140249" calcext:value-type="float">
            <text:p>0.5213140249</text:p>
          </table:table-cell>
          <table:table-cell table:formula="of:=[Map.F1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4514458" calcext:value-type="float">
            <text:p>0.7504514458</text:p>
          </table:table-cell>
          <table:table-cell office:value-type="float" office:value="0.5213199854" calcext:value-type="float">
            <text:p>0.5213199854</text:p>
          </table:table-cell>
          <table:table-cell table:formula="of:=[Map.G1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4514458" calcext:value-type="float">
            <text:p>0.7504514458</text:p>
          </table:table-cell>
          <table:table-cell office:value-type="float" office:value="0.5213259459" calcext:value-type="float">
            <text:p>0.5213259459</text:p>
          </table:table-cell>
          <table:table-cell table:formula="of:=[Map.H1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4514458" calcext:value-type="float">
            <text:p>0.7504514458</text:p>
          </table:table-cell>
          <table:table-cell office:value-type="float" office:value="0.5213319063" calcext:value-type="float">
            <text:p>0.5213319063</text:p>
          </table:table-cell>
          <table:table-cell table:formula="of:=[Map.I1]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float" office:value="0.7504514458" calcext:value-type="float">
            <text:p>0.7504514458</text:p>
          </table:table-cell>
          <table:table-cell office:value-type="float" office:value="0.5213378668" calcext:value-type="float">
            <text:p>0.5213378668</text:p>
          </table:table-cell>
          <table:table-cell table:formula="of:=[Map.J1]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float" office:value="0.7504514458" calcext:value-type="float">
            <text:p>0.7504514458</text:p>
          </table:table-cell>
          <table:table-cell office:value-type="float" office:value="0.5213438272" calcext:value-type="float">
            <text:p>0.5213438272</text:p>
          </table:table-cell>
          <table:table-cell table:formula="of:=[Map.K1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4514458" calcext:value-type="float">
            <text:p>0.7504514458</text:p>
          </table:table-cell>
          <table:table-cell office:value-type="float" office:value="0.5213497877" calcext:value-type="float">
            <text:p>0.5213497877</text:p>
          </table:table-cell>
          <table:table-cell table:formula="of:=[Map.L1]" office:value-type="string" office:string-value="L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0.7504514458" calcext:value-type="float">
            <text:p>0.7504514458</text:p>
          </table:table-cell>
          <table:table-cell office:value-type="float" office:value="0.5213557482" calcext:value-type="float">
            <text:p>0.5213557482</text:p>
          </table:table-cell>
          <table:table-cell table:formula="of:=[Map.M1]" office:value-type="string" office:string-value="L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0.7504514458" calcext:value-type="float">
            <text:p>0.7504514458</text:p>
          </table:table-cell>
          <table:table-cell office:value-type="float" office:value="0.5213617086" calcext:value-type="float">
            <text:p>0.5213617086</text:p>
          </table:table-cell>
          <table:table-cell table:formula="of:=[Map.N1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4514458" calcext:value-type="float">
            <text:p>0.7504514458</text:p>
          </table:table-cell>
          <table:table-cell office:value-type="float" office:value="0.5213676691" calcext:value-type="float">
            <text:p>0.5213676691</text:p>
          </table:table-cell>
          <table:table-cell table:formula="of:=[Map.O1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4514458" calcext:value-type="float">
            <text:p>0.7504514458</text:p>
          </table:table-cell>
          <table:table-cell office:value-type="float" office:value="0.5213736296" calcext:value-type="float">
            <text:p>0.5213736296</text:p>
          </table:table-cell>
          <table:table-cell table:formula="of:=[Map.P1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4514458" calcext:value-type="float">
            <text:p>0.7504514458</text:p>
          </table:table-cell>
          <table:table-cell office:value-type="float" office:value="0.52137959" calcext:value-type="float">
            <text:p>0.52137959</text:p>
          </table:table-cell>
          <table:table-cell table:formula="of:=[Map.Q1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4514458" calcext:value-type="float">
            <text:p>0.7504514458</text:p>
          </table:table-cell>
          <table:table-cell office:value-type="float" office:value="0.5213855505" calcext:value-type="float">
            <text:p>0.5213855505</text:p>
          </table:table-cell>
          <table:table-cell table:formula="of:=[Map.R1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4514458" calcext:value-type="float">
            <text:p>0.7504514458</text:p>
          </table:table-cell>
          <table:table-cell office:value-type="float" office:value="0.521391511" calcext:value-type="float">
            <text:p>0.521391511</text:p>
          </table:table-cell>
          <table:table-cell table:formula="of:=[Map.S1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4514458" calcext:value-type="float">
            <text:p>0.7504514458</text:p>
          </table:table-cell>
          <table:table-cell office:value-type="float" office:value="0.5213974714" calcext:value-type="float">
            <text:p>0.5213974714</text:p>
          </table:table-cell>
          <table:table-cell table:formula="of:=[Map.T1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443161" calcext:value-type="float">
            <text:p>0.750443161</text:p>
          </table:table-cell>
          <table:table-cell office:value-type="float" office:value="0.5212842226" calcext:value-type="float">
            <text:p>0.5212842226</text:p>
          </table:table-cell>
          <table:table-cell table:formula="of:=[Map.A2]" office:value-type="string" office:string-value="A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float" office:value="0.750443161" calcext:value-type="float">
            <text:p>0.750443161</text:p>
          </table:table-cell>
          <table:table-cell office:value-type="float" office:value="0.5212901831" calcext:value-type="float">
            <text:p>0.5212901831</text:p>
          </table:table-cell>
          <table:table-cell table:formula="of:=[Map.B2]" office:value-type="string" office:string-value="A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float" office:value="0.750443161" calcext:value-type="float">
            <text:p>0.750443161</text:p>
          </table:table-cell>
          <table:table-cell office:value-type="float" office:value="0.5212961435" calcext:value-type="float">
            <text:p>0.5212961435</text:p>
          </table:table-cell>
          <table:table-cell table:formula="of:=[Map.C2]" office:value-type="string" office:string-value="B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float" office:value="0.750443161" calcext:value-type="float">
            <text:p>0.750443161</text:p>
          </table:table-cell>
          <table:table-cell office:value-type="float" office:value="0.521302104" calcext:value-type="float">
            <text:p>0.521302104</text:p>
          </table:table-cell>
          <table:table-cell table:formula="of:=[Map.D2]" office:value-type="string" office:string-value="B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float" office:value="0.750443161" calcext:value-type="float">
            <text:p>0.750443161</text:p>
          </table:table-cell>
          <table:table-cell office:value-type="float" office:value="0.5213080645" calcext:value-type="float">
            <text:p>0.5213080645</text:p>
          </table:table-cell>
          <table:table-cell table:formula="of:=[Map.E2]" office:value-type="string" office:string-value="B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float" office:value="0.750443161" calcext:value-type="float">
            <text:p>0.750443161</text:p>
          </table:table-cell>
          <table:table-cell office:value-type="float" office:value="0.5213140249" calcext:value-type="float">
            <text:p>0.5213140249</text:p>
          </table:table-cell>
          <table:table-cell table:formula="of:=[Map.F2]" office:value-type="string" office:string-value="B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float" office:value="0.750443161" calcext:value-type="float">
            <text:p>0.750443161</text:p>
          </table:table-cell>
          <table:table-cell office:value-type="float" office:value="0.5213199854" calcext:value-type="float">
            <text:p>0.5213199854</text:p>
          </table:table-cell>
          <table:table-cell table:formula="of:=[Map.G2]" office:value-type="string" office:string-value="B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float" office:value="0.750443161" calcext:value-type="float">
            <text:p>0.750443161</text:p>
          </table:table-cell>
          <table:table-cell office:value-type="float" office:value="0.5213259459" calcext:value-type="float">
            <text:p>0.5213259459</text:p>
          </table:table-cell>
          <table:table-cell table:formula="of:=[Map.H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443161" calcext:value-type="float">
            <text:p>0.750443161</text:p>
          </table:table-cell>
          <table:table-cell office:value-type="float" office:value="0.5213319063" calcext:value-type="float">
            <text:p>0.5213319063</text:p>
          </table:table-cell>
          <table:table-cell table:formula="of:=[Map.I2]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float" office:value="0.750443161" calcext:value-type="float">
            <text:p>0.750443161</text:p>
          </table:table-cell>
          <table:table-cell office:value-type="float" office:value="0.5213378668" calcext:value-type="float">
            <text:p>0.5213378668</text:p>
          </table:table-cell>
          <table:table-cell table:formula="of:=[Map.J2]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float" office:value="0.750443161" calcext:value-type="float">
            <text:p>0.750443161</text:p>
          </table:table-cell>
          <table:table-cell office:value-type="float" office:value="0.5213438272" calcext:value-type="float">
            <text:p>0.5213438272</text:p>
          </table:table-cell>
          <table:table-cell table:formula="of:=[Map.K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443161" calcext:value-type="float">
            <text:p>0.750443161</text:p>
          </table:table-cell>
          <table:table-cell office:value-type="float" office:value="0.5213497877" calcext:value-type="float">
            <text:p>0.5213497877</text:p>
          </table:table-cell>
          <table:table-cell table:formula="of:=[Map.L2]" office:value-type="string" office:string-value="L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0.750443161" calcext:value-type="float">
            <text:p>0.750443161</text:p>
          </table:table-cell>
          <table:table-cell office:value-type="float" office:value="0.5213557482" calcext:value-type="float">
            <text:p>0.5213557482</text:p>
          </table:table-cell>
          <table:table-cell table:formula="of:=[Map.M2]" office:value-type="string" office:string-value="L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0.750443161" calcext:value-type="float">
            <text:p>0.750443161</text:p>
          </table:table-cell>
          <table:table-cell office:value-type="float" office:value="0.5213617086" calcext:value-type="float">
            <text:p>0.5213617086</text:p>
          </table:table-cell>
          <table:table-cell table:formula="of:=[Map.N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443161" calcext:value-type="float">
            <text:p>0.750443161</text:p>
          </table:table-cell>
          <table:table-cell office:value-type="float" office:value="0.5213676691" calcext:value-type="float">
            <text:p>0.5213676691</text:p>
          </table:table-cell>
          <table:table-cell table:formula="of:=[Map.O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443161" calcext:value-type="float">
            <text:p>0.750443161</text:p>
          </table:table-cell>
          <table:table-cell office:value-type="float" office:value="0.5213736296" calcext:value-type="float">
            <text:p>0.5213736296</text:p>
          </table:table-cell>
          <table:table-cell table:formula="of:=[Map.P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443161" calcext:value-type="float">
            <text:p>0.750443161</text:p>
          </table:table-cell>
          <table:table-cell office:value-type="float" office:value="0.52137959" calcext:value-type="float">
            <text:p>0.52137959</text:p>
          </table:table-cell>
          <table:table-cell table:formula="of:=[Map.Q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443161" calcext:value-type="float">
            <text:p>0.750443161</text:p>
          </table:table-cell>
          <table:table-cell office:value-type="float" office:value="0.5213855505" calcext:value-type="float">
            <text:p>0.5213855505</text:p>
          </table:table-cell>
          <table:table-cell table:formula="of:=[Map.R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443161" calcext:value-type="float">
            <text:p>0.750443161</text:p>
          </table:table-cell>
          <table:table-cell office:value-type="float" office:value="0.521391511" calcext:value-type="float">
            <text:p>0.521391511</text:p>
          </table:table-cell>
          <table:table-cell table:formula="of:=[Map.S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443161" calcext:value-type="float">
            <text:p>0.750443161</text:p>
          </table:table-cell>
          <table:table-cell office:value-type="float" office:value="0.5213974714" calcext:value-type="float">
            <text:p>0.5213974714</text:p>
          </table:table-cell>
          <table:table-cell table:formula="of:=[Map.T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4348762" calcext:value-type="float">
            <text:p>0.7504348762</text:p>
          </table:table-cell>
          <table:table-cell office:value-type="float" office:value="0.5212842226" calcext:value-type="float">
            <text:p>0.5212842226</text:p>
          </table:table-cell>
          <table:table-cell table:formula="of:=[Map.A3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4348762" calcext:value-type="float">
            <text:p>0.7504348762</text:p>
          </table:table-cell>
          <table:table-cell office:value-type="float" office:value="0.5212901831" calcext:value-type="float">
            <text:p>0.5212901831</text:p>
          </table:table-cell>
          <table:table-cell table:formula="of:=[Map.B3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4348762" calcext:value-type="float">
            <text:p>0.7504348762</text:p>
          </table:table-cell>
          <table:table-cell office:value-type="float" office:value="0.5212961435" calcext:value-type="float">
            <text:p>0.5212961435</text:p>
          </table:table-cell>
          <table:table-cell table:formula="of:=[Map.C3]" office:value-type="string" office:string-value="B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float" office:value="0.7504348762" calcext:value-type="float">
            <text:p>0.7504348762</text:p>
          </table:table-cell>
          <table:table-cell office:value-type="float" office:value="0.521302104" calcext:value-type="float">
            <text:p>0.521302104</text:p>
          </table:table-cell>
          <table:table-cell table:formula="of:=[Map.D3]" office:value-type="string" office:string-value="B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float" office:value="0.7504348762" calcext:value-type="float">
            <text:p>0.7504348762</text:p>
          </table:table-cell>
          <table:table-cell office:value-type="float" office:value="0.5213080645" calcext:value-type="float">
            <text:p>0.5213080645</text:p>
          </table:table-cell>
          <table:table-cell table:formula="of:=[Map.E3]" office:value-type="string" office:string-value="B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float" office:value="0.7504348762" calcext:value-type="float">
            <text:p>0.7504348762</text:p>
          </table:table-cell>
          <table:table-cell office:value-type="float" office:value="0.5213140249" calcext:value-type="float">
            <text:p>0.5213140249</text:p>
          </table:table-cell>
          <table:table-cell table:formula="of:=[Map.F3]" office:value-type="string" office:string-value="B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float" office:value="0.7504348762" calcext:value-type="float">
            <text:p>0.7504348762</text:p>
          </table:table-cell>
          <table:table-cell office:value-type="float" office:value="0.5213199854" calcext:value-type="float">
            <text:p>0.5213199854</text:p>
          </table:table-cell>
          <table:table-cell table:formula="of:=[Map.G3]" office:value-type="string" office:string-value="B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float" office:value="0.7504348762" calcext:value-type="float">
            <text:p>0.7504348762</text:p>
          </table:table-cell>
          <table:table-cell office:value-type="float" office:value="0.5213259459" calcext:value-type="float">
            <text:p>0.5213259459</text:p>
          </table:table-cell>
          <table:table-cell table:formula="of:=[Map.H3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4348762" calcext:value-type="float">
            <text:p>0.7504348762</text:p>
          </table:table-cell>
          <table:table-cell office:value-type="float" office:value="0.5213319063" calcext:value-type="float">
            <text:p>0.5213319063</text:p>
          </table:table-cell>
          <table:table-cell table:formula="of:=[Map.I3]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float" office:value="0.7504348762" calcext:value-type="float">
            <text:p>0.7504348762</text:p>
          </table:table-cell>
          <table:table-cell office:value-type="float" office:value="0.5213378668" calcext:value-type="float">
            <text:p>0.5213378668</text:p>
          </table:table-cell>
          <table:table-cell table:formula="of:=[Map.J3]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float" office:value="0.7504348762" calcext:value-type="float">
            <text:p>0.7504348762</text:p>
          </table:table-cell>
          <table:table-cell office:value-type="float" office:value="0.5213438272" calcext:value-type="float">
            <text:p>0.5213438272</text:p>
          </table:table-cell>
          <table:table-cell table:formula="of:=[Map.K3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4348762" calcext:value-type="float">
            <text:p>0.7504348762</text:p>
          </table:table-cell>
          <table:table-cell office:value-type="float" office:value="0.5213497877" calcext:value-type="float">
            <text:p>0.5213497877</text:p>
          </table:table-cell>
          <table:table-cell table:formula="of:=[Map.L3]" office:value-type="string" office:string-value="L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0.7504348762" calcext:value-type="float">
            <text:p>0.7504348762</text:p>
          </table:table-cell>
          <table:table-cell office:value-type="float" office:value="0.5213557482" calcext:value-type="float">
            <text:p>0.5213557482</text:p>
          </table:table-cell>
          <table:table-cell table:formula="of:=[Map.M3]" office:value-type="string" office:string-value="L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0.7504348762" calcext:value-type="float">
            <text:p>0.7504348762</text:p>
          </table:table-cell>
          <table:table-cell office:value-type="float" office:value="0.5213617086" calcext:value-type="float">
            <text:p>0.5213617086</text:p>
          </table:table-cell>
          <table:table-cell table:formula="of:=[Map.N3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4348762" calcext:value-type="float">
            <text:p>0.7504348762</text:p>
          </table:table-cell>
          <table:table-cell office:value-type="float" office:value="0.5213676691" calcext:value-type="float">
            <text:p>0.5213676691</text:p>
          </table:table-cell>
          <table:table-cell table:formula="of:=[Map.O3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4348762" calcext:value-type="float">
            <text:p>0.7504348762</text:p>
          </table:table-cell>
          <table:table-cell office:value-type="float" office:value="0.5213736296" calcext:value-type="float">
            <text:p>0.5213736296</text:p>
          </table:table-cell>
          <table:table-cell table:formula="of:=[Map.P3]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float" office:value="0.7504348762" calcext:value-type="float">
            <text:p>0.7504348762</text:p>
          </table:table-cell>
          <table:table-cell office:value-type="float" office:value="0.52137959" calcext:value-type="float">
            <text:p>0.52137959</text:p>
          </table:table-cell>
          <table:table-cell table:formula="of:=[Map.Q3]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float" office:value="0.7504348762" calcext:value-type="float">
            <text:p>0.7504348762</text:p>
          </table:table-cell>
          <table:table-cell office:value-type="float" office:value="0.5213855505" calcext:value-type="float">
            <text:p>0.5213855505</text:p>
          </table:table-cell>
          <table:table-cell table:formula="of:=[Map.R3]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float" office:value="0.7504348762" calcext:value-type="float">
            <text:p>0.7504348762</text:p>
          </table:table-cell>
          <table:table-cell office:value-type="float" office:value="0.521391511" calcext:value-type="float">
            <text:p>0.521391511</text:p>
          </table:table-cell>
          <table:table-cell table:formula="of:=[Map.S3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4348762" calcext:value-type="float">
            <text:p>0.7504348762</text:p>
          </table:table-cell>
          <table:table-cell office:value-type="float" office:value="0.5213974714" calcext:value-type="float">
            <text:p>0.5213974714</text:p>
          </table:table-cell>
          <table:table-cell table:formula="of:=[Map.T3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4265914" calcext:value-type="float">
            <text:p>0.7504265914</text:p>
          </table:table-cell>
          <table:table-cell office:value-type="float" office:value="0.5212842226" calcext:value-type="float">
            <text:p>0.5212842226</text:p>
          </table:table-cell>
          <table:table-cell table:formula="of:=[Map.A4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4265914" calcext:value-type="float">
            <text:p>0.7504265914</text:p>
          </table:table-cell>
          <table:table-cell office:value-type="float" office:value="0.5212901831" calcext:value-type="float">
            <text:p>0.5212901831</text:p>
          </table:table-cell>
          <table:table-cell table:formula="of:=[Map.B4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4265914" calcext:value-type="float">
            <text:p>0.7504265914</text:p>
          </table:table-cell>
          <table:table-cell office:value-type="float" office:value="0.5212961435" calcext:value-type="float">
            <text:p>0.5212961435</text:p>
          </table:table-cell>
          <table:table-cell table:formula="of:=[Map.C4]" office:value-type="string" office:string-value="B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float" office:value="0.7504265914" calcext:value-type="float">
            <text:p>0.7504265914</text:p>
          </table:table-cell>
          <table:table-cell office:value-type="float" office:value="0.521302104" calcext:value-type="float">
            <text:p>0.521302104</text:p>
          </table:table-cell>
          <table:table-cell table:formula="of:=[Map.D4]" office:value-type="string" office:string-value="B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float" office:value="0.7504265914" calcext:value-type="float">
            <text:p>0.7504265914</text:p>
          </table:table-cell>
          <table:table-cell office:value-type="float" office:value="0.5213080645" calcext:value-type="float">
            <text:p>0.5213080645</text:p>
          </table:table-cell>
          <table:table-cell table:formula="of:=[Map.E4]" office:value-type="string" office:string-value="B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float" office:value="0.7504265914" calcext:value-type="float">
            <text:p>0.7504265914</text:p>
          </table:table-cell>
          <table:table-cell office:value-type="float" office:value="0.5213140249" calcext:value-type="float">
            <text:p>0.5213140249</text:p>
          </table:table-cell>
          <table:table-cell table:formula="of:=[Map.F4]" office:value-type="string" office:string-value="B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float" office:value="0.7504265914" calcext:value-type="float">
            <text:p>0.7504265914</text:p>
          </table:table-cell>
          <table:table-cell office:value-type="float" office:value="0.5213199854" calcext:value-type="float">
            <text:p>0.5213199854</text:p>
          </table:table-cell>
          <table:table-cell table:formula="of:=[Map.G4]" office:value-type="string" office:string-value="B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float" office:value="0.7504265914" calcext:value-type="float">
            <text:p>0.7504265914</text:p>
          </table:table-cell>
          <table:table-cell office:value-type="float" office:value="0.5213259459" calcext:value-type="float">
            <text:p>0.5213259459</text:p>
          </table:table-cell>
          <table:table-cell table:formula="of:=[Map.H4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4265914" calcext:value-type="float">
            <text:p>0.7504265914</text:p>
          </table:table-cell>
          <table:table-cell office:value-type="float" office:value="0.5213319063" calcext:value-type="float">
            <text:p>0.5213319063</text:p>
          </table:table-cell>
          <table:table-cell table:formula="of:=[Map.I4]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float" office:value="0.7504265914" calcext:value-type="float">
            <text:p>0.7504265914</text:p>
          </table:table-cell>
          <table:table-cell office:value-type="float" office:value="0.5213378668" calcext:value-type="float">
            <text:p>0.5213378668</text:p>
          </table:table-cell>
          <table:table-cell table:formula="of:=[Map.J4]" office:value-type="string" office:string-value="L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0.7504265914" calcext:value-type="float">
            <text:p>0.7504265914</text:p>
          </table:table-cell>
          <table:table-cell office:value-type="float" office:value="0.5213438272" calcext:value-type="float">
            <text:p>0.5213438272</text:p>
          </table:table-cell>
          <table:table-cell table:formula="of:=[Map.K4]" office:value-type="string" office:string-value="L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0.7504265914" calcext:value-type="float">
            <text:p>0.7504265914</text:p>
          </table:table-cell>
          <table:table-cell office:value-type="float" office:value="0.5213497877" calcext:value-type="float">
            <text:p>0.5213497877</text:p>
          </table:table-cell>
          <table:table-cell table:formula="of:=[Map.L4]" office:value-type="string" office:string-value="L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0.7504265914" calcext:value-type="float">
            <text:p>0.7504265914</text:p>
          </table:table-cell>
          <table:table-cell office:value-type="float" office:value="0.5213557482" calcext:value-type="float">
            <text:p>0.5213557482</text:p>
          </table:table-cell>
          <table:table-cell table:formula="of:=[Map.M4]" office:value-type="string" office:string-value="L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0.7504265914" calcext:value-type="float">
            <text:p>0.7504265914</text:p>
          </table:table-cell>
          <table:table-cell office:value-type="float" office:value="0.5213617086" calcext:value-type="float">
            <text:p>0.5213617086</text:p>
          </table:table-cell>
          <table:table-cell table:formula="of:=[Map.N4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4265914" calcext:value-type="float">
            <text:p>0.7504265914</text:p>
          </table:table-cell>
          <table:table-cell office:value-type="float" office:value="0.5213676691" calcext:value-type="float">
            <text:p>0.5213676691</text:p>
          </table:table-cell>
          <table:table-cell table:formula="of:=[Map.O4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4265914" calcext:value-type="float">
            <text:p>0.7504265914</text:p>
          </table:table-cell>
          <table:table-cell office:value-type="float" office:value="0.5213736296" calcext:value-type="float">
            <text:p>0.5213736296</text:p>
          </table:table-cell>
          <table:table-cell table:formula="of:=[Map.P4]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float" office:value="0.7504265914" calcext:value-type="float">
            <text:p>0.7504265914</text:p>
          </table:table-cell>
          <table:table-cell office:value-type="float" office:value="0.52137959" calcext:value-type="float">
            <text:p>0.52137959</text:p>
          </table:table-cell>
          <table:table-cell table:formula="of:=[Map.Q4]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float" office:value="0.7504265914" calcext:value-type="float">
            <text:p>0.7504265914</text:p>
          </table:table-cell>
          <table:table-cell office:value-type="float" office:value="0.5213855505" calcext:value-type="float">
            <text:p>0.5213855505</text:p>
          </table:table-cell>
          <table:table-cell table:formula="of:=[Map.R4]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float" office:value="0.7504265914" calcext:value-type="float">
            <text:p>0.7504265914</text:p>
          </table:table-cell>
          <table:table-cell office:value-type="float" office:value="0.521391511" calcext:value-type="float">
            <text:p>0.521391511</text:p>
          </table:table-cell>
          <table:table-cell table:formula="of:=[Map.S4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4265914" calcext:value-type="float">
            <text:p>0.7504265914</text:p>
          </table:table-cell>
          <table:table-cell office:value-type="float" office:value="0.5213974714" calcext:value-type="float">
            <text:p>0.5213974714</text:p>
          </table:table-cell>
          <table:table-cell table:formula="of:=[Map.T4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4183067" calcext:value-type="float">
            <text:p>0.7504183067</text:p>
          </table:table-cell>
          <table:table-cell office:value-type="float" office:value="0.5212842226" calcext:value-type="float">
            <text:p>0.5212842226</text:p>
          </table:table-cell>
          <table:table-cell table:formula="of:=[Map.A5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4183067" calcext:value-type="float">
            <text:p>0.7504183067</text:p>
          </table:table-cell>
          <table:table-cell office:value-type="float" office:value="0.5212901831" calcext:value-type="float">
            <text:p>0.5212901831</text:p>
          </table:table-cell>
          <table:table-cell table:formula="of:=[Map.B5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4183067" calcext:value-type="float">
            <text:p>0.7504183067</text:p>
          </table:table-cell>
          <table:table-cell office:value-type="float" office:value="0.5212961435" calcext:value-type="float">
            <text:p>0.5212961435</text:p>
          </table:table-cell>
          <table:table-cell table:formula="of:=[Map.C5]" office:value-type="string" office:string-value="B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float" office:value="0.7504183067" calcext:value-type="float">
            <text:p>0.7504183067</text:p>
          </table:table-cell>
          <table:table-cell office:value-type="float" office:value="0.521302104" calcext:value-type="float">
            <text:p>0.521302104</text:p>
          </table:table-cell>
          <table:table-cell table:formula="of:=[Map.D5]" office:value-type="string" office:string-value="B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float" office:value="0.7504183067" calcext:value-type="float">
            <text:p>0.7504183067</text:p>
          </table:table-cell>
          <table:table-cell office:value-type="float" office:value="0.5213080645" calcext:value-type="float">
            <text:p>0.5213080645</text:p>
          </table:table-cell>
          <table:table-cell table:formula="of:=[Map.E5]" office:value-type="string" office:string-value="B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float" office:value="0.7504183067" calcext:value-type="float">
            <text:p>0.7504183067</text:p>
          </table:table-cell>
          <table:table-cell office:value-type="float" office:value="0.5213140249" calcext:value-type="float">
            <text:p>0.5213140249</text:p>
          </table:table-cell>
          <table:table-cell table:formula="of:=[Map.F5]" office:value-type="string" office:string-value="B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float" office:value="0.7504183067" calcext:value-type="float">
            <text:p>0.7504183067</text:p>
          </table:table-cell>
          <table:table-cell office:value-type="float" office:value="0.5213199854" calcext:value-type="float">
            <text:p>0.5213199854</text:p>
          </table:table-cell>
          <table:table-cell table:formula="of:=[Map.G5]" office:value-type="string" office:string-value="B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float" office:value="0.7504183067" calcext:value-type="float">
            <text:p>0.7504183067</text:p>
          </table:table-cell>
          <table:table-cell office:value-type="float" office:value="0.5213259459" calcext:value-type="float">
            <text:p>0.5213259459</text:p>
          </table:table-cell>
          <table:table-cell table:formula="of:=[Map.H5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4183067" calcext:value-type="float">
            <text:p>0.7504183067</text:p>
          </table:table-cell>
          <table:table-cell office:value-type="float" office:value="0.5213319063" calcext:value-type="float">
            <text:p>0.5213319063</text:p>
          </table:table-cell>
          <table:table-cell table:formula="of:=[Map.I5]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float" office:value="0.7504183067" calcext:value-type="float">
            <text:p>0.7504183067</text:p>
          </table:table-cell>
          <table:table-cell office:value-type="float" office:value="0.5213378668" calcext:value-type="float">
            <text:p>0.5213378668</text:p>
          </table:table-cell>
          <table:table-cell table:formula="of:=[Map.J5]" office:value-type="string" office:string-value="L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0.7504183067" calcext:value-type="float">
            <text:p>0.7504183067</text:p>
          </table:table-cell>
          <table:table-cell office:value-type="float" office:value="0.5213438272" calcext:value-type="float">
            <text:p>0.5213438272</text:p>
          </table:table-cell>
          <table:table-cell table:formula="of:=[Map.K5]" office:value-type="string" office:string-value="L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0.7504183067" calcext:value-type="float">
            <text:p>0.7504183067</text:p>
          </table:table-cell>
          <table:table-cell office:value-type="float" office:value="0.5213497877" calcext:value-type="float">
            <text:p>0.5213497877</text:p>
          </table:table-cell>
          <table:table-cell table:formula="of:=[Map.L5]" office:value-type="string" office:string-value="L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0.7504183067" calcext:value-type="float">
            <text:p>0.7504183067</text:p>
          </table:table-cell>
          <table:table-cell office:value-type="float" office:value="0.5213557482" calcext:value-type="float">
            <text:p>0.5213557482</text:p>
          </table:table-cell>
          <table:table-cell table:formula="of:=[Map.M5]" office:value-type="string" office:string-value="L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0.7504183067" calcext:value-type="float">
            <text:p>0.7504183067</text:p>
          </table:table-cell>
          <table:table-cell office:value-type="float" office:value="0.5213617086" calcext:value-type="float">
            <text:p>0.5213617086</text:p>
          </table:table-cell>
          <table:table-cell table:formula="of:=[Map.N5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4183067" calcext:value-type="float">
            <text:p>0.7504183067</text:p>
          </table:table-cell>
          <table:table-cell office:value-type="float" office:value="0.5213676691" calcext:value-type="float">
            <text:p>0.5213676691</text:p>
          </table:table-cell>
          <table:table-cell table:formula="of:=[Map.O5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4183067" calcext:value-type="float">
            <text:p>0.7504183067</text:p>
          </table:table-cell>
          <table:table-cell office:value-type="float" office:value="0.5213736296" calcext:value-type="float">
            <text:p>0.5213736296</text:p>
          </table:table-cell>
          <table:table-cell table:formula="of:=[Map.P5]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float" office:value="0.7504183067" calcext:value-type="float">
            <text:p>0.7504183067</text:p>
          </table:table-cell>
          <table:table-cell office:value-type="float" office:value="0.52137959" calcext:value-type="float">
            <text:p>0.52137959</text:p>
          </table:table-cell>
          <table:table-cell table:formula="of:=[Map.Q5]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float" office:value="0.7504183067" calcext:value-type="float">
            <text:p>0.7504183067</text:p>
          </table:table-cell>
          <table:table-cell office:value-type="float" office:value="0.5213855505" calcext:value-type="float">
            <text:p>0.5213855505</text:p>
          </table:table-cell>
          <table:table-cell table:formula="of:=[Map.R5]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float" office:value="0.7504183067" calcext:value-type="float">
            <text:p>0.7504183067</text:p>
          </table:table-cell>
          <table:table-cell office:value-type="float" office:value="0.521391511" calcext:value-type="float">
            <text:p>0.521391511</text:p>
          </table:table-cell>
          <table:table-cell table:formula="of:=[Map.S5]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float" office:value="0.7504183067" calcext:value-type="float">
            <text:p>0.7504183067</text:p>
          </table:table-cell>
          <table:table-cell office:value-type="float" office:value="0.5213974714" calcext:value-type="float">
            <text:p>0.5213974714</text:p>
          </table:table-cell>
          <table:table-cell table:formula="of:=[Map.T5]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float" office:value="0.7504100219" calcext:value-type="float">
            <text:p>0.7504100219</text:p>
          </table:table-cell>
          <table:table-cell office:value-type="float" office:value="0.5212842226" calcext:value-type="float">
            <text:p>0.5212842226</text:p>
          </table:table-cell>
          <table:table-cell table:formula="of:=[Map.A6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4100219" calcext:value-type="float">
            <text:p>0.7504100219</text:p>
          </table:table-cell>
          <table:table-cell office:value-type="float" office:value="0.5212901831" calcext:value-type="float">
            <text:p>0.5212901831</text:p>
          </table:table-cell>
          <table:table-cell table:formula="of:=[Map.B6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4100219" calcext:value-type="float">
            <text:p>0.7504100219</text:p>
          </table:table-cell>
          <table:table-cell office:value-type="float" office:value="0.5212961435" calcext:value-type="float">
            <text:p>0.5212961435</text:p>
          </table:table-cell>
          <table:table-cell table:formula="of:=[Map.C6]" office:value-type="string" office:string-value="B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float" office:value="0.7504100219" calcext:value-type="float">
            <text:p>0.7504100219</text:p>
          </table:table-cell>
          <table:table-cell office:value-type="float" office:value="0.521302104" calcext:value-type="float">
            <text:p>0.521302104</text:p>
          </table:table-cell>
          <table:table-cell table:formula="of:=[Map.D6]" office:value-type="string" office:string-value="B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float" office:value="0.7504100219" calcext:value-type="float">
            <text:p>0.7504100219</text:p>
          </table:table-cell>
          <table:table-cell office:value-type="float" office:value="0.5213080645" calcext:value-type="float">
            <text:p>0.5213080645</text:p>
          </table:table-cell>
          <table:table-cell table:formula="of:=[Map.E6]" office:value-type="string" office:string-value="B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float" office:value="0.7504100219" calcext:value-type="float">
            <text:p>0.7504100219</text:p>
          </table:table-cell>
          <table:table-cell office:value-type="float" office:value="0.5213140249" calcext:value-type="float">
            <text:p>0.5213140249</text:p>
          </table:table-cell>
          <table:table-cell table:formula="of:=[Map.F6]" office:value-type="string" office:string-value="B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float" office:value="0.7504100219" calcext:value-type="float">
            <text:p>0.7504100219</text:p>
          </table:table-cell>
          <table:table-cell office:value-type="float" office:value="0.5213199854" calcext:value-type="float">
            <text:p>0.5213199854</text:p>
          </table:table-cell>
          <table:table-cell table:formula="of:=[Map.G6]" office:value-type="string" office:string-value="B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float" office:value="0.7504100219" calcext:value-type="float">
            <text:p>0.7504100219</text:p>
          </table:table-cell>
          <table:table-cell office:value-type="float" office:value="0.5213259459" calcext:value-type="float">
            <text:p>0.5213259459</text:p>
          </table:table-cell>
          <table:table-cell table:formula="of:=[Map.H6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4100219" calcext:value-type="float">
            <text:p>0.7504100219</text:p>
          </table:table-cell>
          <table:table-cell office:value-type="float" office:value="0.5213319063" calcext:value-type="float">
            <text:p>0.5213319063</text:p>
          </table:table-cell>
          <table:table-cell table:formula="of:=[Map.I6]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float" office:value="0.7504100219" calcext:value-type="float">
            <text:p>0.7504100219</text:p>
          </table:table-cell>
          <table:table-cell office:value-type="float" office:value="0.5213378668" calcext:value-type="float">
            <text:p>0.5213378668</text:p>
          </table:table-cell>
          <table:table-cell table:formula="of:=[Map.J6]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float" office:value="0.7504100219" calcext:value-type="float">
            <text:p>0.7504100219</text:p>
          </table:table-cell>
          <table:table-cell office:value-type="float" office:value="0.5213438272" calcext:value-type="float">
            <text:p>0.5213438272</text:p>
          </table:table-cell>
          <table:table-cell table:formula="of:=[Map.K6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4100219" calcext:value-type="float">
            <text:p>0.7504100219</text:p>
          </table:table-cell>
          <table:table-cell office:value-type="float" office:value="0.5213497877" calcext:value-type="float">
            <text:p>0.5213497877</text:p>
          </table:table-cell>
          <table:table-cell table:formula="of:=[Map.L6]" office:value-type="string" office:string-value="L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0.7504100219" calcext:value-type="float">
            <text:p>0.7504100219</text:p>
          </table:table-cell>
          <table:table-cell office:value-type="float" office:value="0.5213557482" calcext:value-type="float">
            <text:p>0.5213557482</text:p>
          </table:table-cell>
          <table:table-cell table:formula="of:=[Map.M6]" office:value-type="string" office:string-value="L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0.7504100219" calcext:value-type="float">
            <text:p>0.7504100219</text:p>
          </table:table-cell>
          <table:table-cell office:value-type="float" office:value="0.5213617086" calcext:value-type="float">
            <text:p>0.5213617086</text:p>
          </table:table-cell>
          <table:table-cell table:formula="of:=[Map.N6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4100219" calcext:value-type="float">
            <text:p>0.7504100219</text:p>
          </table:table-cell>
          <table:table-cell office:value-type="float" office:value="0.5213676691" calcext:value-type="float">
            <text:p>0.5213676691</text:p>
          </table:table-cell>
          <table:table-cell table:formula="of:=[Map.O6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4100219" calcext:value-type="float">
            <text:p>0.7504100219</text:p>
          </table:table-cell>
          <table:table-cell office:value-type="float" office:value="0.5213736296" calcext:value-type="float">
            <text:p>0.5213736296</text:p>
          </table:table-cell>
          <table:table-cell table:formula="of:=[Map.P6]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float" office:value="0.7504100219" calcext:value-type="float">
            <text:p>0.7504100219</text:p>
          </table:table-cell>
          <table:table-cell office:value-type="float" office:value="0.52137959" calcext:value-type="float">
            <text:p>0.52137959</text:p>
          </table:table-cell>
          <table:table-cell table:formula="of:=[Map.Q6]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float" office:value="0.7504100219" calcext:value-type="float">
            <text:p>0.7504100219</text:p>
          </table:table-cell>
          <table:table-cell office:value-type="float" office:value="0.5213855505" calcext:value-type="float">
            <text:p>0.5213855505</text:p>
          </table:table-cell>
          <table:table-cell table:formula="of:=[Map.R6]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float" office:value="0.7504100219" calcext:value-type="float">
            <text:p>0.7504100219</text:p>
          </table:table-cell>
          <table:table-cell office:value-type="float" office:value="0.521391511" calcext:value-type="float">
            <text:p>0.521391511</text:p>
          </table:table-cell>
          <table:table-cell table:formula="of:=[Map.S6]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float" office:value="0.7504100219" calcext:value-type="float">
            <text:p>0.7504100219</text:p>
          </table:table-cell>
          <table:table-cell office:value-type="float" office:value="0.5213974714" calcext:value-type="float">
            <text:p>0.5213974714</text:p>
          </table:table-cell>
          <table:table-cell table:formula="of:=[Map.T6]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float" office:value="0.7504017371" calcext:value-type="float">
            <text:p>0.7504017371</text:p>
          </table:table-cell>
          <table:table-cell office:value-type="float" office:value="0.5212842226" calcext:value-type="float">
            <text:p>0.5212842226</text:p>
          </table:table-cell>
          <table:table-cell table:formula="of:=[Map.A7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4017371" calcext:value-type="float">
            <text:p>0.7504017371</text:p>
          </table:table-cell>
          <table:table-cell office:value-type="float" office:value="0.5212901831" calcext:value-type="float">
            <text:p>0.5212901831</text:p>
          </table:table-cell>
          <table:table-cell table:formula="of:=[Map.B7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4017371" calcext:value-type="float">
            <text:p>0.7504017371</text:p>
          </table:table-cell>
          <table:table-cell office:value-type="float" office:value="0.5212961435" calcext:value-type="float">
            <text:p>0.5212961435</text:p>
          </table:table-cell>
          <table:table-cell table:formula="of:=[Map.C7]" office:value-type="string" office:string-value="B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float" office:value="0.7504017371" calcext:value-type="float">
            <text:p>0.7504017371</text:p>
          </table:table-cell>
          <table:table-cell office:value-type="float" office:value="0.521302104" calcext:value-type="float">
            <text:p>0.521302104</text:p>
          </table:table-cell>
          <table:table-cell table:formula="of:=[Map.D7]" office:value-type="string" office:string-value="B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float" office:value="0.7504017371" calcext:value-type="float">
            <text:p>0.7504017371</text:p>
          </table:table-cell>
          <table:table-cell office:value-type="float" office:value="0.5213080645" calcext:value-type="float">
            <text:p>0.5213080645</text:p>
          </table:table-cell>
          <table:table-cell table:formula="of:=[Map.E7]" office:value-type="string" office:string-value="B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float" office:value="0.7504017371" calcext:value-type="float">
            <text:p>0.7504017371</text:p>
          </table:table-cell>
          <table:table-cell office:value-type="float" office:value="0.5213140249" calcext:value-type="float">
            <text:p>0.5213140249</text:p>
          </table:table-cell>
          <table:table-cell table:formula="of:=[Map.F7]" office:value-type="string" office:string-value="B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float" office:value="0.7504017371" calcext:value-type="float">
            <text:p>0.7504017371</text:p>
          </table:table-cell>
          <table:table-cell office:value-type="float" office:value="0.5213199854" calcext:value-type="float">
            <text:p>0.5213199854</text:p>
          </table:table-cell>
          <table:table-cell table:formula="of:=[Map.G7]" office:value-type="string" office:string-value="B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float" office:value="0.7504017371" calcext:value-type="float">
            <text:p>0.7504017371</text:p>
          </table:table-cell>
          <table:table-cell office:value-type="float" office:value="0.5213259459" calcext:value-type="float">
            <text:p>0.5213259459</text:p>
          </table:table-cell>
          <table:table-cell table:formula="of:=[Map.H7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4017371" calcext:value-type="float">
            <text:p>0.7504017371</text:p>
          </table:table-cell>
          <table:table-cell office:value-type="float" office:value="0.5213319063" calcext:value-type="float">
            <text:p>0.5213319063</text:p>
          </table:table-cell>
          <table:table-cell table:formula="of:=[Map.I7]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float" office:value="0.7504017371" calcext:value-type="float">
            <text:p>0.7504017371</text:p>
          </table:table-cell>
          <table:table-cell office:value-type="float" office:value="0.5213378668" calcext:value-type="float">
            <text:p>0.5213378668</text:p>
          </table:table-cell>
          <table:table-cell table:formula="of:=[Map.J7]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float" office:value="0.7504017371" calcext:value-type="float">
            <text:p>0.7504017371</text:p>
          </table:table-cell>
          <table:table-cell office:value-type="float" office:value="0.5213438272" calcext:value-type="float">
            <text:p>0.5213438272</text:p>
          </table:table-cell>
          <table:table-cell table:formula="of:=[Map.K7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4017371" calcext:value-type="float">
            <text:p>0.7504017371</text:p>
          </table:table-cell>
          <table:table-cell office:value-type="float" office:value="0.5213497877" calcext:value-type="float">
            <text:p>0.5213497877</text:p>
          </table:table-cell>
          <table:table-cell table:formula="of:=[Map.L7]" office:value-type="string" office:string-value="L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0.7504017371" calcext:value-type="float">
            <text:p>0.7504017371</text:p>
          </table:table-cell>
          <table:table-cell office:value-type="float" office:value="0.5213557482" calcext:value-type="float">
            <text:p>0.5213557482</text:p>
          </table:table-cell>
          <table:table-cell table:formula="of:=[Map.M7]" office:value-type="string" office:string-value="L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0.7504017371" calcext:value-type="float">
            <text:p>0.7504017371</text:p>
          </table:table-cell>
          <table:table-cell office:value-type="float" office:value="0.5213617086" calcext:value-type="float">
            <text:p>0.5213617086</text:p>
          </table:table-cell>
          <table:table-cell table:formula="of:=[Map.N7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4017371" calcext:value-type="float">
            <text:p>0.7504017371</text:p>
          </table:table-cell>
          <table:table-cell office:value-type="float" office:value="0.5213676691" calcext:value-type="float">
            <text:p>0.5213676691</text:p>
          </table:table-cell>
          <table:table-cell table:formula="of:=[Map.O7]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float" office:value="0.7504017371" calcext:value-type="float">
            <text:p>0.7504017371</text:p>
          </table:table-cell>
          <table:table-cell office:value-type="float" office:value="0.5213736296" calcext:value-type="float">
            <text:p>0.5213736296</text:p>
          </table:table-cell>
          <table:table-cell table:formula="of:=[Map.P7]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float" office:value="0.7504017371" calcext:value-type="float">
            <text:p>0.7504017371</text:p>
          </table:table-cell>
          <table:table-cell office:value-type="float" office:value="0.52137959" calcext:value-type="float">
            <text:p>0.52137959</text:p>
          </table:table-cell>
          <table:table-cell table:formula="of:=[Map.Q7]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float" office:value="0.7504017371" calcext:value-type="float">
            <text:p>0.7504017371</text:p>
          </table:table-cell>
          <table:table-cell office:value-type="float" office:value="0.5213855505" calcext:value-type="float">
            <text:p>0.5213855505</text:p>
          </table:table-cell>
          <table:table-cell table:formula="of:=[Map.R7]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float" office:value="0.7504017371" calcext:value-type="float">
            <text:p>0.7504017371</text:p>
          </table:table-cell>
          <table:table-cell office:value-type="float" office:value="0.521391511" calcext:value-type="float">
            <text:p>0.521391511</text:p>
          </table:table-cell>
          <table:table-cell table:formula="of:=[Map.S7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4017371" calcext:value-type="float">
            <text:p>0.7504017371</text:p>
          </table:table-cell>
          <table:table-cell office:value-type="float" office:value="0.5213974714" calcext:value-type="float">
            <text:p>0.5213974714</text:p>
          </table:table-cell>
          <table:table-cell table:formula="of:=[Map.T7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3934523" calcext:value-type="float">
            <text:p>0.7503934523</text:p>
          </table:table-cell>
          <table:table-cell office:value-type="float" office:value="0.5212842226" calcext:value-type="float">
            <text:p>0.5212842226</text:p>
          </table:table-cell>
          <table:table-cell table:formula="of:=[Map.A8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3934523" calcext:value-type="float">
            <text:p>0.7503934523</text:p>
          </table:table-cell>
          <table:table-cell office:value-type="float" office:value="0.5212901831" calcext:value-type="float">
            <text:p>0.5212901831</text:p>
          </table:table-cell>
          <table:table-cell table:formula="of:=[Map.B8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3934523" calcext:value-type="float">
            <text:p>0.7503934523</text:p>
          </table:table-cell>
          <table:table-cell office:value-type="float" office:value="0.5212961435" calcext:value-type="float">
            <text:p>0.5212961435</text:p>
          </table:table-cell>
          <table:table-cell table:formula="of:=[Map.C8]" office:value-type="string" office:string-value="B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float" office:value="0.7503934523" calcext:value-type="float">
            <text:p>0.7503934523</text:p>
          </table:table-cell>
          <table:table-cell office:value-type="float" office:value="0.521302104" calcext:value-type="float">
            <text:p>0.521302104</text:p>
          </table:table-cell>
          <table:table-cell table:formula="of:=[Map.D8]" office:value-type="string" office:string-value="B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float" office:value="0.7503934523" calcext:value-type="float">
            <text:p>0.7503934523</text:p>
          </table:table-cell>
          <table:table-cell office:value-type="float" office:value="0.5213080645" calcext:value-type="float">
            <text:p>0.5213080645</text:p>
          </table:table-cell>
          <table:table-cell table:formula="of:=[Map.E8]" office:value-type="string" office:string-value="B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float" office:value="0.7503934523" calcext:value-type="float">
            <text:p>0.7503934523</text:p>
          </table:table-cell>
          <table:table-cell office:value-type="float" office:value="0.5213140249" calcext:value-type="float">
            <text:p>0.5213140249</text:p>
          </table:table-cell>
          <table:table-cell table:formula="of:=[Map.F8]" office:value-type="string" office:string-value="B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float" office:value="0.7503934523" calcext:value-type="float">
            <text:p>0.7503934523</text:p>
          </table:table-cell>
          <table:table-cell office:value-type="float" office:value="0.5213199854" calcext:value-type="float">
            <text:p>0.5213199854</text:p>
          </table:table-cell>
          <table:table-cell table:formula="of:=[Map.G8]" office:value-type="string" office:string-value="B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float" office:value="0.7503934523" calcext:value-type="float">
            <text:p>0.7503934523</text:p>
          </table:table-cell>
          <table:table-cell office:value-type="float" office:value="0.5213259459" calcext:value-type="float">
            <text:p>0.5213259459</text:p>
          </table:table-cell>
          <table:table-cell table:formula="of:=[Map.H8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3934523" calcext:value-type="float">
            <text:p>0.7503934523</text:p>
          </table:table-cell>
          <table:table-cell office:value-type="float" office:value="0.5213319063" calcext:value-type="float">
            <text:p>0.5213319063</text:p>
          </table:table-cell>
          <table:table-cell table:formula="of:=[Map.I8]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float" office:value="0.7503934523" calcext:value-type="float">
            <text:p>0.7503934523</text:p>
          </table:table-cell>
          <table:table-cell office:value-type="float" office:value="0.5213378668" calcext:value-type="float">
            <text:p>0.5213378668</text:p>
          </table:table-cell>
          <table:table-cell table:formula="of:=[Map.J8]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float" office:value="0.7503934523" calcext:value-type="float">
            <text:p>0.7503934523</text:p>
          </table:table-cell>
          <table:table-cell office:value-type="float" office:value="0.5213438272" calcext:value-type="float">
            <text:p>0.5213438272</text:p>
          </table:table-cell>
          <table:table-cell table:formula="of:=[Map.K8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3934523" calcext:value-type="float">
            <text:p>0.7503934523</text:p>
          </table:table-cell>
          <table:table-cell office:value-type="float" office:value="0.5213497877" calcext:value-type="float">
            <text:p>0.5213497877</text:p>
          </table:table-cell>
          <table:table-cell table:formula="of:=[Map.L8]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1">
          <table:table-cell office:value-type="float" office:value="0.7503934523" calcext:value-type="float">
            <text:p>0.7503934523</text:p>
          </table:table-cell>
          <table:table-cell office:value-type="float" office:value="0.5213557482" calcext:value-type="float">
            <text:p>0.5213557482</text:p>
          </table:table-cell>
          <table:table-cell table:formula="of:=[Map.M8]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1">
          <table:table-cell office:value-type="float" office:value="0.7503934523" calcext:value-type="float">
            <text:p>0.7503934523</text:p>
          </table:table-cell>
          <table:table-cell office:value-type="float" office:value="0.5213617086" calcext:value-type="float">
            <text:p>0.5213617086</text:p>
          </table:table-cell>
          <table:table-cell table:formula="of:=[Map.N8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3934523" calcext:value-type="float">
            <text:p>0.7503934523</text:p>
          </table:table-cell>
          <table:table-cell office:value-type="float" office:value="0.5213676691" calcext:value-type="float">
            <text:p>0.5213676691</text:p>
          </table:table-cell>
          <table:table-cell table:formula="of:=[Map.O8]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float" office:value="0.7503934523" calcext:value-type="float">
            <text:p>0.7503934523</text:p>
          </table:table-cell>
          <table:table-cell office:value-type="float" office:value="0.5213736296" calcext:value-type="float">
            <text:p>0.5213736296</text:p>
          </table:table-cell>
          <table:table-cell table:formula="of:=[Map.P8]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float" office:value="0.7503934523" calcext:value-type="float">
            <text:p>0.7503934523</text:p>
          </table:table-cell>
          <table:table-cell office:value-type="float" office:value="0.52137959" calcext:value-type="float">
            <text:p>0.52137959</text:p>
          </table:table-cell>
          <table:table-cell table:formula="of:=[Map.Q8]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float" office:value="0.7503934523" calcext:value-type="float">
            <text:p>0.7503934523</text:p>
          </table:table-cell>
          <table:table-cell office:value-type="float" office:value="0.5213855505" calcext:value-type="float">
            <text:p>0.5213855505</text:p>
          </table:table-cell>
          <table:table-cell table:formula="of:=[Map.R8]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float" office:value="0.7503934523" calcext:value-type="float">
            <text:p>0.7503934523</text:p>
          </table:table-cell>
          <table:table-cell office:value-type="float" office:value="0.521391511" calcext:value-type="float">
            <text:p>0.521391511</text:p>
          </table:table-cell>
          <table:table-cell table:formula="of:=[Map.S8]" office:value-type="string" office:string-value="T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0.7503934523" calcext:value-type="float">
            <text:p>0.7503934523</text:p>
          </table:table-cell>
          <table:table-cell office:value-type="float" office:value="0.5213974714" calcext:value-type="float">
            <text:p>0.5213974714</text:p>
          </table:table-cell>
          <table:table-cell table:formula="of:=[Map.T8]" office:value-type="string" office:string-value="T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0.7503851675" calcext:value-type="float">
            <text:p>0.7503851675</text:p>
          </table:table-cell>
          <table:table-cell office:value-type="float" office:value="0.5212842226" calcext:value-type="float">
            <text:p>0.5212842226</text:p>
          </table:table-cell>
          <table:table-cell table:formula="of:=[Map.A9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3851675" calcext:value-type="float">
            <text:p>0.7503851675</text:p>
          </table:table-cell>
          <table:table-cell office:value-type="float" office:value="0.5212901831" calcext:value-type="float">
            <text:p>0.5212901831</text:p>
          </table:table-cell>
          <table:table-cell table:formula="of:=[Map.B9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3851675" calcext:value-type="float">
            <text:p>0.7503851675</text:p>
          </table:table-cell>
          <table:table-cell office:value-type="float" office:value="0.5212961435" calcext:value-type="float">
            <text:p>0.5212961435</text:p>
          </table:table-cell>
          <table:table-cell table:formula="of:=[Map.C9]" office:value-type="string" office:string-value="B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float" office:value="0.7503851675" calcext:value-type="float">
            <text:p>0.7503851675</text:p>
          </table:table-cell>
          <table:table-cell office:value-type="float" office:value="0.521302104" calcext:value-type="float">
            <text:p>0.521302104</text:p>
          </table:table-cell>
          <table:table-cell table:formula="of:=[Map.D9]" office:value-type="string" office:string-value="B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float" office:value="0.7503851675" calcext:value-type="float">
            <text:p>0.7503851675</text:p>
          </table:table-cell>
          <table:table-cell office:value-type="float" office:value="0.5213080645" calcext:value-type="float">
            <text:p>0.5213080645</text:p>
          </table:table-cell>
          <table:table-cell table:formula="of:=[Map.E9]" office:value-type="string" office:string-value="B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float" office:value="0.7503851675" calcext:value-type="float">
            <text:p>0.7503851675</text:p>
          </table:table-cell>
          <table:table-cell office:value-type="float" office:value="0.5213140249" calcext:value-type="float">
            <text:p>0.5213140249</text:p>
          </table:table-cell>
          <table:table-cell table:formula="of:=[Map.F9]" office:value-type="string" office:string-value="B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float" office:value="0.7503851675" calcext:value-type="float">
            <text:p>0.7503851675</text:p>
          </table:table-cell>
          <table:table-cell office:value-type="float" office:value="0.5213199854" calcext:value-type="float">
            <text:p>0.5213199854</text:p>
          </table:table-cell>
          <table:table-cell table:formula="of:=[Map.G9]" office:value-type="string" office:string-value="B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float" office:value="0.7503851675" calcext:value-type="float">
            <text:p>0.7503851675</text:p>
          </table:table-cell>
          <table:table-cell office:value-type="float" office:value="0.5213259459" calcext:value-type="float">
            <text:p>0.5213259459</text:p>
          </table:table-cell>
          <table:table-cell table:formula="of:=[Map.H9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3851675" calcext:value-type="float">
            <text:p>0.7503851675</text:p>
          </table:table-cell>
          <table:table-cell office:value-type="float" office:value="0.5213319063" calcext:value-type="float">
            <text:p>0.5213319063</text:p>
          </table:table-cell>
          <table:table-cell table:formula="of:=[Map.I9]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float" office:value="0.7503851675" calcext:value-type="float">
            <text:p>0.7503851675</text:p>
          </table:table-cell>
          <table:table-cell office:value-type="float" office:value="0.5213378668" calcext:value-type="float">
            <text:p>0.5213378668</text:p>
          </table:table-cell>
          <table:table-cell table:formula="of:=[Map.J9]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float" office:value="0.7503851675" calcext:value-type="float">
            <text:p>0.7503851675</text:p>
          </table:table-cell>
          <table:table-cell office:value-type="float" office:value="0.5213438272" calcext:value-type="float">
            <text:p>0.5213438272</text:p>
          </table:table-cell>
          <table:table-cell table:formula="of:=[Map.K9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3851675" calcext:value-type="float">
            <text:p>0.7503851675</text:p>
          </table:table-cell>
          <table:table-cell office:value-type="float" office:value="0.5213497877" calcext:value-type="float">
            <text:p>0.5213497877</text:p>
          </table:table-cell>
          <table:table-cell table:formula="of:=[Map.L9]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1">
          <table:table-cell office:value-type="float" office:value="0.7503851675" calcext:value-type="float">
            <text:p>0.7503851675</text:p>
          </table:table-cell>
          <table:table-cell office:value-type="float" office:value="0.5213557482" calcext:value-type="float">
            <text:p>0.5213557482</text:p>
          </table:table-cell>
          <table:table-cell table:formula="of:=[Map.M9]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1">
          <table:table-cell office:value-type="float" office:value="0.7503851675" calcext:value-type="float">
            <text:p>0.7503851675</text:p>
          </table:table-cell>
          <table:table-cell office:value-type="float" office:value="0.5213617086" calcext:value-type="float">
            <text:p>0.5213617086</text:p>
          </table:table-cell>
          <table:table-cell table:formula="of:=[Map.N9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3851675" calcext:value-type="float">
            <text:p>0.7503851675</text:p>
          </table:table-cell>
          <table:table-cell office:value-type="float" office:value="0.5213676691" calcext:value-type="float">
            <text:p>0.5213676691</text:p>
          </table:table-cell>
          <table:table-cell table:formula="of:=[Map.O9]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float" office:value="0.7503851675" calcext:value-type="float">
            <text:p>0.7503851675</text:p>
          </table:table-cell>
          <table:table-cell office:value-type="float" office:value="0.5213736296" calcext:value-type="float">
            <text:p>0.5213736296</text:p>
          </table:table-cell>
          <table:table-cell table:formula="of:=[Map.P9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3851675" calcext:value-type="float">
            <text:p>0.7503851675</text:p>
          </table:table-cell>
          <table:table-cell office:value-type="float" office:value="0.52137959" calcext:value-type="float">
            <text:p>0.52137959</text:p>
          </table:table-cell>
          <table:table-cell table:formula="of:=[Map.Q9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3851675" calcext:value-type="float">
            <text:p>0.7503851675</text:p>
          </table:table-cell>
          <table:table-cell office:value-type="float" office:value="0.5213855505" calcext:value-type="float">
            <text:p>0.5213855505</text:p>
          </table:table-cell>
          <table:table-cell table:formula="of:=[Map.R9]" office:value-type="string" office:string-value="T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0.7503851675" calcext:value-type="float">
            <text:p>0.7503851675</text:p>
          </table:table-cell>
          <table:table-cell office:value-type="float" office:value="0.521391511" calcext:value-type="float">
            <text:p>0.521391511</text:p>
          </table:table-cell>
          <table:table-cell table:formula="of:=[Map.S9]" office:value-type="string" office:string-value="T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0.7503851675" calcext:value-type="float">
            <text:p>0.7503851675</text:p>
          </table:table-cell>
          <table:table-cell office:value-type="float" office:value="0.5213974714" calcext:value-type="float">
            <text:p>0.5213974714</text:p>
          </table:table-cell>
          <table:table-cell table:formula="of:=[Map.T9]" office:value-type="string" office:string-value="T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0.7503768828" calcext:value-type="float">
            <text:p>0.7503768828</text:p>
          </table:table-cell>
          <table:table-cell office:value-type="float" office:value="0.5212842226" calcext:value-type="float">
            <text:p>0.5212842226</text:p>
          </table:table-cell>
          <table:table-cell table:formula="of:=[Map.A10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3768828" calcext:value-type="float">
            <text:p>0.7503768828</text:p>
          </table:table-cell>
          <table:table-cell office:value-type="float" office:value="0.5212901831" calcext:value-type="float">
            <text:p>0.5212901831</text:p>
          </table:table-cell>
          <table:table-cell table:formula="of:=[Map.B10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3768828" calcext:value-type="float">
            <text:p>0.7503768828</text:p>
          </table:table-cell>
          <table:table-cell office:value-type="float" office:value="0.5212961435" calcext:value-type="float">
            <text:p>0.5212961435</text:p>
          </table:table-cell>
          <table:table-cell table:formula="of:=[Map.C10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3768828" calcext:value-type="float">
            <text:p>0.7503768828</text:p>
          </table:table-cell>
          <table:table-cell office:value-type="float" office:value="0.521302104" calcext:value-type="float">
            <text:p>0.521302104</text:p>
          </table:table-cell>
          <table:table-cell table:formula="of:=[Map.D10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3768828" calcext:value-type="float">
            <text:p>0.7503768828</text:p>
          </table:table-cell>
          <table:table-cell office:value-type="float" office:value="0.5213080645" calcext:value-type="float">
            <text:p>0.5213080645</text:p>
          </table:table-cell>
          <table:table-cell table:formula="of:=[Map.E10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3768828" calcext:value-type="float">
            <text:p>0.7503768828</text:p>
          </table:table-cell>
          <table:table-cell office:value-type="float" office:value="0.5213140249" calcext:value-type="float">
            <text:p>0.5213140249</text:p>
          </table:table-cell>
          <table:table-cell table:formula="of:=[Map.F10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3768828" calcext:value-type="float">
            <text:p>0.7503768828</text:p>
          </table:table-cell>
          <table:table-cell office:value-type="float" office:value="0.5213199854" calcext:value-type="float">
            <text:p>0.5213199854</text:p>
          </table:table-cell>
          <table:table-cell table:formula="of:=[Map.G10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3768828" calcext:value-type="float">
            <text:p>0.7503768828</text:p>
          </table:table-cell>
          <table:table-cell office:value-type="float" office:value="0.5213259459" calcext:value-type="float">
            <text:p>0.5213259459</text:p>
          </table:table-cell>
          <table:table-cell table:formula="of:=[Map.H10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3768828" calcext:value-type="float">
            <text:p>0.7503768828</text:p>
          </table:table-cell>
          <table:table-cell office:value-type="float" office:value="0.5213319063" calcext:value-type="float">
            <text:p>0.5213319063</text:p>
          </table:table-cell>
          <table:table-cell table:formula="of:=[Map.I10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3768828" calcext:value-type="float">
            <text:p>0.7503768828</text:p>
          </table:table-cell>
          <table:table-cell office:value-type="float" office:value="0.5213378668" calcext:value-type="float">
            <text:p>0.5213378668</text:p>
          </table:table-cell>
          <table:table-cell table:formula="of:=[Map.J10]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float" office:value="0.7503768828" calcext:value-type="float">
            <text:p>0.7503768828</text:p>
          </table:table-cell>
          <table:table-cell office:value-type="float" office:value="0.5213438272" calcext:value-type="float">
            <text:p>0.5213438272</text:p>
          </table:table-cell>
          <table:table-cell table:formula="of:=[Map.K10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3768828" calcext:value-type="float">
            <text:p>0.7503768828</text:p>
          </table:table-cell>
          <table:table-cell office:value-type="float" office:value="0.5213497877" calcext:value-type="float">
            <text:p>0.5213497877</text:p>
          </table:table-cell>
          <table:table-cell table:formula="of:=[Map.L10]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1">
          <table:table-cell office:value-type="float" office:value="0.7503768828" calcext:value-type="float">
            <text:p>0.7503768828</text:p>
          </table:table-cell>
          <table:table-cell office:value-type="float" office:value="0.5213557482" calcext:value-type="float">
            <text:p>0.5213557482</text:p>
          </table:table-cell>
          <table:table-cell table:formula="of:=[Map.M10]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1">
          <table:table-cell office:value-type="float" office:value="0.7503768828" calcext:value-type="float">
            <text:p>0.7503768828</text:p>
          </table:table-cell>
          <table:table-cell office:value-type="float" office:value="0.5213617086" calcext:value-type="float">
            <text:p>0.5213617086</text:p>
          </table:table-cell>
          <table:table-cell table:formula="of:=[Map.N10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3768828" calcext:value-type="float">
            <text:p>0.7503768828</text:p>
          </table:table-cell>
          <table:table-cell office:value-type="float" office:value="0.5213676691" calcext:value-type="float">
            <text:p>0.5213676691</text:p>
          </table:table-cell>
          <table:table-cell table:formula="of:=[Map.O10]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float" office:value="0.7503768828" calcext:value-type="float">
            <text:p>0.7503768828</text:p>
          </table:table-cell>
          <table:table-cell office:value-type="float" office:value="0.5213736296" calcext:value-type="float">
            <text:p>0.5213736296</text:p>
          </table:table-cell>
          <table:table-cell table:formula="of:=[Map.P10]" office:value-type="string" office:string-value="Q" calcext:value-type="string">
            <text:p>Q</text:p>
          </table:table-cell>
          <table:table-cell table:number-columns-repeated="1021"/>
        </table:table-row>
        <table:table-row table:style-name="ro1">
          <table:table-cell office:value-type="float" office:value="0.7503768828" calcext:value-type="float">
            <text:p>0.7503768828</text:p>
          </table:table-cell>
          <table:table-cell office:value-type="float" office:value="0.52137959" calcext:value-type="float">
            <text:p>0.52137959</text:p>
          </table:table-cell>
          <table:table-cell table:formula="of:=[Map.Q10]" office:value-type="string" office:string-value="Q" calcext:value-type="string">
            <text:p>Q</text:p>
          </table:table-cell>
          <table:table-cell table:number-columns-repeated="1021"/>
        </table:table-row>
        <table:table-row table:style-name="ro1">
          <table:table-cell office:value-type="float" office:value="0.7503768828" calcext:value-type="float">
            <text:p>0.7503768828</text:p>
          </table:table-cell>
          <table:table-cell office:value-type="float" office:value="0.5213855505" calcext:value-type="float">
            <text:p>0.5213855505</text:p>
          </table:table-cell>
          <table:table-cell table:formula="of:=[Map.R10]" office:value-type="string" office:string-value="O" calcext:value-type="string">
            <text:p>O</text:p>
          </table:table-cell>
          <table:table-cell table:number-columns-repeated="1021"/>
        </table:table-row>
        <table:table-row table:style-name="ro1">
          <table:table-cell office:value-type="float" office:value="0.7503768828" calcext:value-type="float">
            <text:p>0.7503768828</text:p>
          </table:table-cell>
          <table:table-cell office:value-type="float" office:value="0.521391511" calcext:value-type="float">
            <text:p>0.521391511</text:p>
          </table:table-cell>
          <table:table-cell table:formula="of:=[Map.S10]" office:value-type="string" office:string-value="T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0.7503768828" calcext:value-type="float">
            <text:p>0.7503768828</text:p>
          </table:table-cell>
          <table:table-cell office:value-type="float" office:value="0.5213974714" calcext:value-type="float">
            <text:p>0.5213974714</text:p>
          </table:table-cell>
          <table:table-cell table:formula="of:=[Map.T10]" office:value-type="string" office:string-value="T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0.750368598" calcext:value-type="float">
            <text:p>0.750368598</text:p>
          </table:table-cell>
          <table:table-cell office:value-type="float" office:value="0.5212842226" calcext:value-type="float">
            <text:p>0.5212842226</text:p>
          </table:table-cell>
          <table:table-cell table:formula="of:=[Map.A11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368598" calcext:value-type="float">
            <text:p>0.750368598</text:p>
          </table:table-cell>
          <table:table-cell office:value-type="float" office:value="0.5212901831" calcext:value-type="float">
            <text:p>0.5212901831</text:p>
          </table:table-cell>
          <table:table-cell table:formula="of:=[Map.B11]" office:value-type="string" office:string-value="C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0.750368598" calcext:value-type="float">
            <text:p>0.750368598</text:p>
          </table:table-cell>
          <table:table-cell office:value-type="float" office:value="0.5212961435" calcext:value-type="float">
            <text:p>0.5212961435</text:p>
          </table:table-cell>
          <table:table-cell table:formula="of:=[Map.C11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368598" calcext:value-type="float">
            <text:p>0.750368598</text:p>
          </table:table-cell>
          <table:table-cell office:value-type="float" office:value="0.521302104" calcext:value-type="float">
            <text:p>0.521302104</text:p>
          </table:table-cell>
          <table:table-cell table:formula="of:=[Map.D11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368598" calcext:value-type="float">
            <text:p>0.750368598</text:p>
          </table:table-cell>
          <table:table-cell office:value-type="float" office:value="0.5213080645" calcext:value-type="float">
            <text:p>0.5213080645</text:p>
          </table:table-cell>
          <table:table-cell table:formula="of:=[Map.E11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368598" calcext:value-type="float">
            <text:p>0.750368598</text:p>
          </table:table-cell>
          <table:table-cell office:value-type="float" office:value="0.5213140249" calcext:value-type="float">
            <text:p>0.5213140249</text:p>
          </table:table-cell>
          <table:table-cell table:formula="of:=[Map.F11]" office:value-type="string" office:string-value="F" calcext:value-type="string">
            <text:p>F</text:p>
          </table:table-cell>
          <table:table-cell table:number-columns-repeated="1021"/>
        </table:table-row>
        <table:table-row table:style-name="ro1">
          <table:table-cell office:value-type="float" office:value="0.750368598" calcext:value-type="float">
            <text:p>0.750368598</text:p>
          </table:table-cell>
          <table:table-cell office:value-type="float" office:value="0.5213199854" calcext:value-type="float">
            <text:p>0.5213199854</text:p>
          </table:table-cell>
          <table:table-cell table:formula="of:=[Map.G11]" office:value-type="string" office:string-value="F" calcext:value-type="string">
            <text:p>F</text:p>
          </table:table-cell>
          <table:table-cell table:number-columns-repeated="1021"/>
        </table:table-row>
        <table:table-row table:style-name="ro1">
          <table:table-cell office:value-type="float" office:value="0.750368598" calcext:value-type="float">
            <text:p>0.750368598</text:p>
          </table:table-cell>
          <table:table-cell office:value-type="float" office:value="0.5213259459" calcext:value-type="float">
            <text:p>0.5213259459</text:p>
          </table:table-cell>
          <table:table-cell table:formula="of:=[Map.H11]" office:value-type="string" office:string-value="F" calcext:value-type="string">
            <text:p>F</text:p>
          </table:table-cell>
          <table:table-cell table:number-columns-repeated="1021"/>
        </table:table-row>
        <table:table-row table:style-name="ro1">
          <table:table-cell office:value-type="float" office:value="0.750368598" calcext:value-type="float">
            <text:p>0.750368598</text:p>
          </table:table-cell>
          <table:table-cell office:value-type="float" office:value="0.5213319063" calcext:value-type="float">
            <text:p>0.5213319063</text:p>
          </table:table-cell>
          <table:table-cell table:formula="of:=[Map.I11]" office:value-type="string" office:string-value="F" calcext:value-type="string">
            <text:p>F</text:p>
          </table:table-cell>
          <table:table-cell table:number-columns-repeated="1021"/>
        </table:table-row>
        <table:table-row table:style-name="ro1">
          <table:table-cell office:value-type="float" office:value="0.750368598" calcext:value-type="float">
            <text:p>0.750368598</text:p>
          </table:table-cell>
          <table:table-cell office:value-type="float" office:value="0.5213378668" calcext:value-type="float">
            <text:p>0.5213378668</text:p>
          </table:table-cell>
          <table:table-cell table:formula="of:=[Map.J11]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float" office:value="0.750368598" calcext:value-type="float">
            <text:p>0.750368598</text:p>
          </table:table-cell>
          <table:table-cell office:value-type="float" office:value="0.5213438272" calcext:value-type="float">
            <text:p>0.5213438272</text:p>
          </table:table-cell>
          <table:table-cell table:formula="of:=[Map.K11]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1">
          <table:table-cell office:value-type="float" office:value="0.750368598" calcext:value-type="float">
            <text:p>0.750368598</text:p>
          </table:table-cell>
          <table:table-cell office:value-type="float" office:value="0.5213497877" calcext:value-type="float">
            <text:p>0.5213497877</text:p>
          </table:table-cell>
          <table:table-cell table:formula="of:=[Map.L11]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1">
          <table:table-cell office:value-type="float" office:value="0.750368598" calcext:value-type="float">
            <text:p>0.750368598</text:p>
          </table:table-cell>
          <table:table-cell office:value-type="float" office:value="0.5213557482" calcext:value-type="float">
            <text:p>0.5213557482</text:p>
          </table:table-cell>
          <table:table-cell table:formula="of:=[Map.M11]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1">
          <table:table-cell office:value-type="float" office:value="0.750368598" calcext:value-type="float">
            <text:p>0.750368598</text:p>
          </table:table-cell>
          <table:table-cell office:value-type="float" office:value="0.5213617086" calcext:value-type="float">
            <text:p>0.5213617086</text:p>
          </table:table-cell>
          <table:table-cell table:formula="of:=[Map.N11]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float" office:value="0.750368598" calcext:value-type="float">
            <text:p>0.750368598</text:p>
          </table:table-cell>
          <table:table-cell office:value-type="float" office:value="0.5213676691" calcext:value-type="float">
            <text:p>0.5213676691</text:p>
          </table:table-cell>
          <table:table-cell table:formula="of:=[Map.O11]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float" office:value="0.750368598" calcext:value-type="float">
            <text:p>0.750368598</text:p>
          </table:table-cell>
          <table:table-cell office:value-type="float" office:value="0.5213736296" calcext:value-type="float">
            <text:p>0.5213736296</text:p>
          </table:table-cell>
          <table:table-cell table:formula="of:=[Map.P11]" office:value-type="string" office:string-value="Q" calcext:value-type="string">
            <text:p>Q</text:p>
          </table:table-cell>
          <table:table-cell table:number-columns-repeated="1021"/>
        </table:table-row>
        <table:table-row table:style-name="ro1">
          <table:table-cell office:value-type="float" office:value="0.750368598" calcext:value-type="float">
            <text:p>0.750368598</text:p>
          </table:table-cell>
          <table:table-cell office:value-type="float" office:value="0.52137959" calcext:value-type="float">
            <text:p>0.52137959</text:p>
          </table:table-cell>
          <table:table-cell table:formula="of:=[Map.Q11]" office:value-type="string" office:string-value="Q" calcext:value-type="string">
            <text:p>Q</text:p>
          </table:table-cell>
          <table:table-cell table:number-columns-repeated="1021"/>
        </table:table-row>
        <table:table-row table:style-name="ro1">
          <table:table-cell office:value-type="float" office:value="0.750368598" calcext:value-type="float">
            <text:p>0.750368598</text:p>
          </table:table-cell>
          <table:table-cell office:value-type="float" office:value="0.5213855505" calcext:value-type="float">
            <text:p>0.5213855505</text:p>
          </table:table-cell>
          <table:table-cell table:formula="of:=[Map.R11]" office:value-type="string" office:string-value="O" calcext:value-type="string">
            <text:p>O</text:p>
          </table:table-cell>
          <table:table-cell table:number-columns-repeated="1021"/>
        </table:table-row>
        <table:table-row table:style-name="ro1">
          <table:table-cell office:value-type="float" office:value="0.750368598" calcext:value-type="float">
            <text:p>0.750368598</text:p>
          </table:table-cell>
          <table:table-cell office:value-type="float" office:value="0.521391511" calcext:value-type="float">
            <text:p>0.521391511</text:p>
          </table:table-cell>
          <table:table-cell table:formula="of:=[Map.S11]" office:value-type="string" office:string-value="T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0.750368598" calcext:value-type="float">
            <text:p>0.750368598</text:p>
          </table:table-cell>
          <table:table-cell office:value-type="float" office:value="0.5213974714" calcext:value-type="float">
            <text:p>0.5213974714</text:p>
          </table:table-cell>
          <table:table-cell table:formula="of:=[Map.T11]" office:value-type="string" office:string-value="T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0.7503603132" calcext:value-type="float">
            <text:p>0.7503603132</text:p>
          </table:table-cell>
          <table:table-cell office:value-type="float" office:value="0.5212842226" calcext:value-type="float">
            <text:p>0.5212842226</text:p>
          </table:table-cell>
          <table:table-cell table:formula="of:=[Map.A12]" office:value-type="string" office:string-value="C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0.7503603132" calcext:value-type="float">
            <text:p>0.7503603132</text:p>
          </table:table-cell>
          <table:table-cell office:value-type="float" office:value="0.5212901831" calcext:value-type="float">
            <text:p>0.5212901831</text:p>
          </table:table-cell>
          <table:table-cell table:formula="of:=[Map.B12]" office:value-type="string" office:string-value="C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0.7503603132" calcext:value-type="float">
            <text:p>0.7503603132</text:p>
          </table:table-cell>
          <table:table-cell office:value-type="float" office:value="0.5212961435" calcext:value-type="float">
            <text:p>0.5212961435</text:p>
          </table:table-cell>
          <table:table-cell table:formula="of:=[Map.C1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3603132" calcext:value-type="float">
            <text:p>0.7503603132</text:p>
          </table:table-cell>
          <table:table-cell office:value-type="float" office:value="0.521302104" calcext:value-type="float">
            <text:p>0.521302104</text:p>
          </table:table-cell>
          <table:table-cell table:formula="of:=[Map.D1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3603132" calcext:value-type="float">
            <text:p>0.7503603132</text:p>
          </table:table-cell>
          <table:table-cell office:value-type="float" office:value="0.5213080645" calcext:value-type="float">
            <text:p>0.5213080645</text:p>
          </table:table-cell>
          <table:table-cell table:formula="of:=[Map.E1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3603132" calcext:value-type="float">
            <text:p>0.7503603132</text:p>
          </table:table-cell>
          <table:table-cell office:value-type="float" office:value="0.5213140249" calcext:value-type="float">
            <text:p>0.5213140249</text:p>
          </table:table-cell>
          <table:table-cell table:formula="of:=[Map.F12]" office:value-type="string" office:string-value="F" calcext:value-type="string">
            <text:p>F</text:p>
          </table:table-cell>
          <table:table-cell table:number-columns-repeated="1021"/>
        </table:table-row>
        <table:table-row table:style-name="ro1">
          <table:table-cell office:value-type="float" office:value="0.7503603132" calcext:value-type="float">
            <text:p>0.7503603132</text:p>
          </table:table-cell>
          <table:table-cell office:value-type="float" office:value="0.5213199854" calcext:value-type="float">
            <text:p>0.5213199854</text:p>
          </table:table-cell>
          <table:table-cell table:formula="of:=[Map.G12]" office:value-type="string" office:string-value="F" calcext:value-type="string">
            <text:p>F</text:p>
          </table:table-cell>
          <table:table-cell table:number-columns-repeated="1021"/>
        </table:table-row>
        <table:table-row table:style-name="ro1">
          <table:table-cell office:value-type="float" office:value="0.7503603132" calcext:value-type="float">
            <text:p>0.7503603132</text:p>
          </table:table-cell>
          <table:table-cell office:value-type="float" office:value="0.5213259459" calcext:value-type="float">
            <text:p>0.5213259459</text:p>
          </table:table-cell>
          <table:table-cell table:formula="of:=[Map.H12]" office:value-type="string" office:string-value="F" calcext:value-type="string">
            <text:p>F</text:p>
          </table:table-cell>
          <table:table-cell table:number-columns-repeated="1021"/>
        </table:table-row>
        <table:table-row table:style-name="ro1">
          <table:table-cell office:value-type="float" office:value="0.7503603132" calcext:value-type="float">
            <text:p>0.7503603132</text:p>
          </table:table-cell>
          <table:table-cell office:value-type="float" office:value="0.5213319063" calcext:value-type="float">
            <text:p>0.5213319063</text:p>
          </table:table-cell>
          <table:table-cell table:formula="of:=[Map.I12]" office:value-type="string" office:string-value="F" calcext:value-type="string">
            <text:p>F</text:p>
          </table:table-cell>
          <table:table-cell table:number-columns-repeated="1021"/>
        </table:table-row>
        <table:table-row table:style-name="ro1">
          <table:table-cell office:value-type="float" office:value="0.7503603132" calcext:value-type="float">
            <text:p>0.7503603132</text:p>
          </table:table-cell>
          <table:table-cell office:value-type="float" office:value="0.5213378668" calcext:value-type="float">
            <text:p>0.5213378668</text:p>
          </table:table-cell>
          <table:table-cell table:formula="of:=[Map.J12]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float" office:value="0.7503603132" calcext:value-type="float">
            <text:p>0.7503603132</text:p>
          </table:table-cell>
          <table:table-cell office:value-type="float" office:value="0.5213438272" calcext:value-type="float">
            <text:p>0.5213438272</text:p>
          </table:table-cell>
          <table:table-cell table:formula="of:=[Map.K12]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1">
          <table:table-cell office:value-type="float" office:value="0.7503603132" calcext:value-type="float">
            <text:p>0.7503603132</text:p>
          </table:table-cell>
          <table:table-cell office:value-type="float" office:value="0.5213497877" calcext:value-type="float">
            <text:p>0.5213497877</text:p>
          </table:table-cell>
          <table:table-cell table:formula="of:=[Map.L12]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1">
          <table:table-cell office:value-type="float" office:value="0.7503603132" calcext:value-type="float">
            <text:p>0.7503603132</text:p>
          </table:table-cell>
          <table:table-cell office:value-type="float" office:value="0.5213557482" calcext:value-type="float">
            <text:p>0.5213557482</text:p>
          </table:table-cell>
          <table:table-cell table:formula="of:=[Map.M12]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1">
          <table:table-cell office:value-type="float" office:value="0.7503603132" calcext:value-type="float">
            <text:p>0.7503603132</text:p>
          </table:table-cell>
          <table:table-cell office:value-type="float" office:value="0.5213617086" calcext:value-type="float">
            <text:p>0.5213617086</text:p>
          </table:table-cell>
          <table:table-cell table:formula="of:=[Map.N12]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float" office:value="0.7503603132" calcext:value-type="float">
            <text:p>0.7503603132</text:p>
          </table:table-cell>
          <table:table-cell office:value-type="float" office:value="0.5213676691" calcext:value-type="float">
            <text:p>0.5213676691</text:p>
          </table:table-cell>
          <table:table-cell table:formula="of:=[Map.O12]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float" office:value="0.7503603132" calcext:value-type="float">
            <text:p>0.7503603132</text:p>
          </table:table-cell>
          <table:table-cell office:value-type="float" office:value="0.5213736296" calcext:value-type="float">
            <text:p>0.5213736296</text:p>
          </table:table-cell>
          <table:table-cell table:formula="of:=[Map.P12]" office:value-type="string" office:string-value="Q" calcext:value-type="string">
            <text:p>Q</text:p>
          </table:table-cell>
          <table:table-cell table:number-columns-repeated="1021"/>
        </table:table-row>
        <table:table-row table:style-name="ro1">
          <table:table-cell office:value-type="float" office:value="0.7503603132" calcext:value-type="float">
            <text:p>0.7503603132</text:p>
          </table:table-cell>
          <table:table-cell office:value-type="float" office:value="0.52137959" calcext:value-type="float">
            <text:p>0.52137959</text:p>
          </table:table-cell>
          <table:table-cell table:formula="of:=[Map.Q12]" office:value-type="string" office:string-value="Q" calcext:value-type="string">
            <text:p>Q</text:p>
          </table:table-cell>
          <table:table-cell table:number-columns-repeated="1021"/>
        </table:table-row>
        <table:table-row table:style-name="ro1">
          <table:table-cell office:value-type="float" office:value="0.7503603132" calcext:value-type="float">
            <text:p>0.7503603132</text:p>
          </table:table-cell>
          <table:table-cell office:value-type="float" office:value="0.5213855505" calcext:value-type="float">
            <text:p>0.5213855505</text:p>
          </table:table-cell>
          <table:table-cell table:formula="of:=[Map.R12]" office:value-type="string" office:string-value="O" calcext:value-type="string">
            <text:p>O</text:p>
          </table:table-cell>
          <table:table-cell table:number-columns-repeated="1021"/>
        </table:table-row>
        <table:table-row table:style-name="ro1">
          <table:table-cell office:value-type="float" office:value="0.7503603132" calcext:value-type="float">
            <text:p>0.7503603132</text:p>
          </table:table-cell>
          <table:table-cell office:value-type="float" office:value="0.521391511" calcext:value-type="float">
            <text:p>0.521391511</text:p>
          </table:table-cell>
          <table:table-cell table:formula="of:=[Map.S12]" office:value-type="string" office:string-value="T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0.7503603132" calcext:value-type="float">
            <text:p>0.7503603132</text:p>
          </table:table-cell>
          <table:table-cell office:value-type="float" office:value="0.5213974714" calcext:value-type="float">
            <text:p>0.5213974714</text:p>
          </table:table-cell>
          <table:table-cell table:formula="of:=[Map.T12]" office:value-type="string" office:string-value="T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0.7503520284" calcext:value-type="float">
            <text:p>0.7503520284</text:p>
          </table:table-cell>
          <table:table-cell office:value-type="float" office:value="0.5212842226" calcext:value-type="float">
            <text:p>0.5212842226</text:p>
          </table:table-cell>
          <table:table-cell table:formula="of:=[Map.A13]" office:value-type="string" office:string-value="C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0.7503520284" calcext:value-type="float">
            <text:p>0.7503520284</text:p>
          </table:table-cell>
          <table:table-cell office:value-type="float" office:value="0.5212901831" calcext:value-type="float">
            <text:p>0.5212901831</text:p>
          </table:table-cell>
          <table:table-cell table:formula="of:=[Map.B13]" office:value-type="string" office:string-value="C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0.7503520284" calcext:value-type="float">
            <text:p>0.7503520284</text:p>
          </table:table-cell>
          <table:table-cell office:value-type="float" office:value="0.5212961435" calcext:value-type="float">
            <text:p>0.5212961435</text:p>
          </table:table-cell>
          <table:table-cell table:formula="of:=[Map.C13]" office:value-type="string" office:string-value="C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0.7503520284" calcext:value-type="float">
            <text:p>0.7503520284</text:p>
          </table:table-cell>
          <table:table-cell office:value-type="float" office:value="0.521302104" calcext:value-type="float">
            <text:p>0.521302104</text:p>
          </table:table-cell>
          <table:table-cell table:formula="of:=[Map.D13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3520284" calcext:value-type="float">
            <text:p>0.7503520284</text:p>
          </table:table-cell>
          <table:table-cell office:value-type="float" office:value="0.5213080645" calcext:value-type="float">
            <text:p>0.5213080645</text:p>
          </table:table-cell>
          <table:table-cell table:formula="of:=[Map.E13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3520284" calcext:value-type="float">
            <text:p>0.7503520284</text:p>
          </table:table-cell>
          <table:table-cell office:value-type="float" office:value="0.5213140249" calcext:value-type="float">
            <text:p>0.5213140249</text:p>
          </table:table-cell>
          <table:table-cell table:formula="of:=[Map.F13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3520284" calcext:value-type="float">
            <text:p>0.7503520284</text:p>
          </table:table-cell>
          <table:table-cell office:value-type="float" office:value="0.5213199854" calcext:value-type="float">
            <text:p>0.5213199854</text:p>
          </table:table-cell>
          <table:table-cell table:formula="of:=[Map.G13]" office:value-type="string" office:string-value="F" calcext:value-type="string">
            <text:p>F</text:p>
          </table:table-cell>
          <table:table-cell table:number-columns-repeated="1021"/>
        </table:table-row>
        <table:table-row table:style-name="ro1">
          <table:table-cell office:value-type="float" office:value="0.7503520284" calcext:value-type="float">
            <text:p>0.7503520284</text:p>
          </table:table-cell>
          <table:table-cell office:value-type="float" office:value="0.5213259459" calcext:value-type="float">
            <text:p>0.5213259459</text:p>
          </table:table-cell>
          <table:table-cell table:formula="of:=[Map.H13]" office:value-type="string" office:string-value="F" calcext:value-type="string">
            <text:p>F</text:p>
          </table:table-cell>
          <table:table-cell table:number-columns-repeated="1021"/>
        </table:table-row>
        <table:table-row table:style-name="ro1">
          <table:table-cell office:value-type="float" office:value="0.7503520284" calcext:value-type="float">
            <text:p>0.7503520284</text:p>
          </table:table-cell>
          <table:table-cell office:value-type="float" office:value="0.5213319063" calcext:value-type="float">
            <text:p>0.5213319063</text:p>
          </table:table-cell>
          <table:table-cell table:formula="of:=[Map.I13]" office:value-type="string" office:string-value="F" calcext:value-type="string">
            <text:p>F</text:p>
          </table:table-cell>
          <table:table-cell table:number-columns-repeated="1021"/>
        </table:table-row>
        <table:table-row table:style-name="ro1">
          <table:table-cell office:value-type="float" office:value="0.7503520284" calcext:value-type="float">
            <text:p>0.7503520284</text:p>
          </table:table-cell>
          <table:table-cell office:value-type="float" office:value="0.5213378668" calcext:value-type="float">
            <text:p>0.5213378668</text:p>
          </table:table-cell>
          <table:table-cell table:formula="of:=[Map.J13]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float" office:value="0.7503520284" calcext:value-type="float">
            <text:p>0.7503520284</text:p>
          </table:table-cell>
          <table:table-cell office:value-type="float" office:value="0.5213438272" calcext:value-type="float">
            <text:p>0.5213438272</text:p>
          </table:table-cell>
          <table:table-cell table:formula="of:=[Map.K13]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1">
          <table:table-cell office:value-type="float" office:value="0.7503520284" calcext:value-type="float">
            <text:p>0.7503520284</text:p>
          </table:table-cell>
          <table:table-cell office:value-type="float" office:value="0.5213497877" calcext:value-type="float">
            <text:p>0.5213497877</text:p>
          </table:table-cell>
          <table:table-cell table:formula="of:=[Map.L13]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1">
          <table:table-cell office:value-type="float" office:value="0.7503520284" calcext:value-type="float">
            <text:p>0.7503520284</text:p>
          </table:table-cell>
          <table:table-cell office:value-type="float" office:value="0.5213557482" calcext:value-type="float">
            <text:p>0.5213557482</text:p>
          </table:table-cell>
          <table:table-cell table:formula="of:=[Map.M13]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float" office:value="0.7503520284" calcext:value-type="float">
            <text:p>0.7503520284</text:p>
          </table:table-cell>
          <table:table-cell office:value-type="float" office:value="0.5213617086" calcext:value-type="float">
            <text:p>0.5213617086</text:p>
          </table:table-cell>
          <table:table-cell table:formula="of:=[Map.N13]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float" office:value="0.7503520284" calcext:value-type="float">
            <text:p>0.7503520284</text:p>
          </table:table-cell>
          <table:table-cell office:value-type="float" office:value="0.5213676691" calcext:value-type="float">
            <text:p>0.5213676691</text:p>
          </table:table-cell>
          <table:table-cell table:formula="of:=[Map.O13]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float" office:value="0.7503520284" calcext:value-type="float">
            <text:p>0.7503520284</text:p>
          </table:table-cell>
          <table:table-cell office:value-type="float" office:value="0.5213736296" calcext:value-type="float">
            <text:p>0.5213736296</text:p>
          </table:table-cell>
          <table:table-cell table:formula="of:=[Map.P13]" office:value-type="string" office:string-value="Q" calcext:value-type="string">
            <text:p>Q</text:p>
          </table:table-cell>
          <table:table-cell table:number-columns-repeated="1021"/>
        </table:table-row>
        <table:table-row table:style-name="ro1">
          <table:table-cell office:value-type="float" office:value="0.7503520284" calcext:value-type="float">
            <text:p>0.7503520284</text:p>
          </table:table-cell>
          <table:table-cell office:value-type="float" office:value="0.52137959" calcext:value-type="float">
            <text:p>0.52137959</text:p>
          </table:table-cell>
          <table:table-cell table:formula="of:=[Map.Q13]" office:value-type="string" office:string-value="Q" calcext:value-type="string">
            <text:p>Q</text:p>
          </table:table-cell>
          <table:table-cell table:number-columns-repeated="1021"/>
        </table:table-row>
        <table:table-row table:style-name="ro1">
          <table:table-cell office:value-type="float" office:value="0.7503520284" calcext:value-type="float">
            <text:p>0.7503520284</text:p>
          </table:table-cell>
          <table:table-cell office:value-type="float" office:value="0.5213855505" calcext:value-type="float">
            <text:p>0.5213855505</text:p>
          </table:table-cell>
          <table:table-cell table:formula="of:=[Map.R13]" office:value-type="string" office:string-value="Q" calcext:value-type="string">
            <text:p>Q</text:p>
          </table:table-cell>
          <table:table-cell table:number-columns-repeated="1021"/>
        </table:table-row>
        <table:table-row table:style-name="ro1">
          <table:table-cell office:value-type="float" office:value="0.7503520284" calcext:value-type="float">
            <text:p>0.7503520284</text:p>
          </table:table-cell>
          <table:table-cell office:value-type="float" office:value="0.521391511" calcext:value-type="float">
            <text:p>0.521391511</text:p>
          </table:table-cell>
          <table:table-cell table:formula="of:=[Map.S13]" office:value-type="string" office:string-value="O" calcext:value-type="string">
            <text:p>O</text:p>
          </table:table-cell>
          <table:table-cell table:number-columns-repeated="1021"/>
        </table:table-row>
        <table:table-row table:style-name="ro1">
          <table:table-cell office:value-type="float" office:value="0.7503520284" calcext:value-type="float">
            <text:p>0.7503520284</text:p>
          </table:table-cell>
          <table:table-cell office:value-type="float" office:value="0.5213974714" calcext:value-type="float">
            <text:p>0.5213974714</text:p>
          </table:table-cell>
          <table:table-cell table:formula="of:=[Map.T13]" office:value-type="string" office:string-value="T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0.7503437436" calcext:value-type="float">
            <text:p>0.7503437436</text:p>
          </table:table-cell>
          <table:table-cell office:value-type="float" office:value="0.5212842226" calcext:value-type="float">
            <text:p>0.5212842226</text:p>
          </table:table-cell>
          <table:table-cell table:formula="of:=[Map.A14]" office:value-type="string" office:string-value="C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0.7503437436" calcext:value-type="float">
            <text:p>0.7503437436</text:p>
          </table:table-cell>
          <table:table-cell office:value-type="float" office:value="0.5212901831" calcext:value-type="float">
            <text:p>0.5212901831</text:p>
          </table:table-cell>
          <table:table-cell table:formula="of:=[Map.B14]" office:value-type="string" office:string-value="C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0.7503437436" calcext:value-type="float">
            <text:p>0.7503437436</text:p>
          </table:table-cell>
          <table:table-cell office:value-type="float" office:value="0.5212961435" calcext:value-type="float">
            <text:p>0.5212961435</text:p>
          </table:table-cell>
          <table:table-cell table:formula="of:=[Map.C14]" office:value-type="string" office:string-value="C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0.7503437436" calcext:value-type="float">
            <text:p>0.7503437436</text:p>
          </table:table-cell>
          <table:table-cell office:value-type="float" office:value="0.521302104" calcext:value-type="float">
            <text:p>0.521302104</text:p>
          </table:table-cell>
          <table:table-cell table:formula="of:=[Map.D14]" office:value-type="string" office:string-value="C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0.7503437436" calcext:value-type="float">
            <text:p>0.7503437436</text:p>
          </table:table-cell>
          <table:table-cell office:value-type="float" office:value="0.5213080645" calcext:value-type="float">
            <text:p>0.5213080645</text:p>
          </table:table-cell>
          <table:table-cell table:formula="of:=[Map.E14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3437436" calcext:value-type="float">
            <text:p>0.7503437436</text:p>
          </table:table-cell>
          <table:table-cell office:value-type="float" office:value="0.5213140249" calcext:value-type="float">
            <text:p>0.5213140249</text:p>
          </table:table-cell>
          <table:table-cell table:formula="of:=[Map.F14]" office:value-type="string" office:string-value="D" calcext:value-type="string">
            <text:p>D</text:p>
          </table:table-cell>
          <table:table-cell table:number-columns-repeated="1021"/>
        </table:table-row>
        <table:table-row table:style-name="ro1">
          <table:table-cell office:value-type="float" office:value="0.7503437436" calcext:value-type="float">
            <text:p>0.7503437436</text:p>
          </table:table-cell>
          <table:table-cell office:value-type="float" office:value="0.5213199854" calcext:value-type="float">
            <text:p>0.5213199854</text:p>
          </table:table-cell>
          <table:table-cell table:formula="of:=[Map.G14]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0.7503437436" calcext:value-type="float">
            <text:p>0.7503437436</text:p>
          </table:table-cell>
          <table:table-cell office:value-type="float" office:value="0.5213259459" calcext:value-type="float">
            <text:p>0.5213259459</text:p>
          </table:table-cell>
          <table:table-cell table:formula="of:=[Map.H14]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0.7503437436" calcext:value-type="float">
            <text:p>0.7503437436</text:p>
          </table:table-cell>
          <table:table-cell office:value-type="float" office:value="0.5213319063" calcext:value-type="float">
            <text:p>0.5213319063</text:p>
          </table:table-cell>
          <table:table-cell table:formula="of:=[Map.I14]" office:value-type="string" office:string-value="F" calcext:value-type="string">
            <text:p>F</text:p>
          </table:table-cell>
          <table:table-cell table:number-columns-repeated="1021"/>
        </table:table-row>
        <table:table-row table:style-name="ro1">
          <table:table-cell office:value-type="float" office:value="0.7503437436" calcext:value-type="float">
            <text:p>0.7503437436</text:p>
          </table:table-cell>
          <table:table-cell office:value-type="float" office:value="0.5213378668" calcext:value-type="float">
            <text:p>0.5213378668</text:p>
          </table:table-cell>
          <table:table-cell table:formula="of:=[Map.J14]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float" office:value="0.7503437436" calcext:value-type="float">
            <text:p>0.7503437436</text:p>
          </table:table-cell>
          <table:table-cell office:value-type="float" office:value="0.5213438272" calcext:value-type="float">
            <text:p>0.5213438272</text:p>
          </table:table-cell>
          <table:table-cell table:formula="of:=[Map.K14]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1">
          <table:table-cell office:value-type="float" office:value="0.7503437436" calcext:value-type="float">
            <text:p>0.7503437436</text:p>
          </table:table-cell>
          <table:table-cell office:value-type="float" office:value="0.5213497877" calcext:value-type="float">
            <text:p>0.5213497877</text:p>
          </table:table-cell>
          <table:table-cell table:formula="of:=[Map.L14]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1">
          <table:table-cell office:value-type="float" office:value="0.7503437436" calcext:value-type="float">
            <text:p>0.7503437436</text:p>
          </table:table-cell>
          <table:table-cell office:value-type="float" office:value="0.5213557482" calcext:value-type="float">
            <text:p>0.5213557482</text:p>
          </table:table-cell>
          <table:table-cell table:formula="of:=[Map.M14]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float" office:value="0.7503437436" calcext:value-type="float">
            <text:p>0.7503437436</text:p>
          </table:table-cell>
          <table:table-cell office:value-type="float" office:value="0.5213617086" calcext:value-type="float">
            <text:p>0.5213617086</text:p>
          </table:table-cell>
          <table:table-cell table:formula="of:=[Map.N14]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float" office:value="0.7503437436" calcext:value-type="float">
            <text:p>0.7503437436</text:p>
          </table:table-cell>
          <table:table-cell office:value-type="float" office:value="0.5213676691" calcext:value-type="float">
            <text:p>0.5213676691</text:p>
          </table:table-cell>
          <table:table-cell table:formula="of:=[Map.O14]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float" office:value="0.7503437436" calcext:value-type="float">
            <text:p>0.7503437436</text:p>
          </table:table-cell>
          <table:table-cell office:value-type="float" office:value="0.5213736296" calcext:value-type="float">
            <text:p>0.5213736296</text:p>
          </table:table-cell>
          <table:table-cell table:formula="of:=[Map.P14]" office:value-type="string" office:string-value="Q" calcext:value-type="string">
            <text:p>Q</text:p>
          </table:table-cell>
          <table:table-cell table:number-columns-repeated="1021"/>
        </table:table-row>
        <table:table-row table:style-name="ro1">
          <table:table-cell office:value-type="float" office:value="0.7503437436" calcext:value-type="float">
            <text:p>0.7503437436</text:p>
          </table:table-cell>
          <table:table-cell office:value-type="float" office:value="0.52137959" calcext:value-type="float">
            <text:p>0.52137959</text:p>
          </table:table-cell>
          <table:table-cell table:formula="of:=[Map.Q14]" office:value-type="string" office:string-value="Q" calcext:value-type="string">
            <text:p>Q</text:p>
          </table:table-cell>
          <table:table-cell table:number-columns-repeated="1021"/>
        </table:table-row>
        <table:table-row table:style-name="ro1">
          <table:table-cell office:value-type="float" office:value="0.7503437436" calcext:value-type="float">
            <text:p>0.7503437436</text:p>
          </table:table-cell>
          <table:table-cell office:value-type="float" office:value="0.5213855505" calcext:value-type="float">
            <text:p>0.5213855505</text:p>
          </table:table-cell>
          <table:table-cell table:formula="of:=[Map.R14]" office:value-type="string" office:string-value="Q" calcext:value-type="string">
            <text:p>Q</text:p>
          </table:table-cell>
          <table:table-cell table:number-columns-repeated="1021"/>
        </table:table-row>
        <table:table-row table:style-name="ro1">
          <table:table-cell office:value-type="float" office:value="0.7503437436" calcext:value-type="float">
            <text:p>0.7503437436</text:p>
          </table:table-cell>
          <table:table-cell office:value-type="float" office:value="0.521391511" calcext:value-type="float">
            <text:p>0.521391511</text:p>
          </table:table-cell>
          <table:table-cell table:formula="of:=[Map.S14]" office:value-type="string" office:string-value="O" calcext:value-type="string">
            <text:p>O</text:p>
          </table:table-cell>
          <table:table-cell table:number-columns-repeated="1021"/>
        </table:table-row>
        <table:table-row table:style-name="ro1">
          <table:table-cell office:value-type="float" office:value="0.7503437436" calcext:value-type="float">
            <text:p>0.7503437436</text:p>
          </table:table-cell>
          <table:table-cell office:value-type="float" office:value="0.5213974714" calcext:value-type="float">
            <text:p>0.5213974714</text:p>
          </table:table-cell>
          <table:table-cell table:formula="of:=[Map.T14]" office:value-type="string" office:string-value="T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0.7503354589" calcext:value-type="float">
            <text:p>0.7503354589</text:p>
          </table:table-cell>
          <table:table-cell office:value-type="float" office:value="0.5212842226" calcext:value-type="float">
            <text:p>0.5212842226</text:p>
          </table:table-cell>
          <table:table-cell table:formula="of:=[Map.A15]" office:value-type="string" office:string-value="C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0.7503354589" calcext:value-type="float">
            <text:p>0.7503354589</text:p>
          </table:table-cell>
          <table:table-cell office:value-type="float" office:value="0.5212901831" calcext:value-type="float">
            <text:p>0.5212901831</text:p>
          </table:table-cell>
          <table:table-cell table:formula="of:=[Map.B15]" office:value-type="string" office:string-value="C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0.7503354589" calcext:value-type="float">
            <text:p>0.7503354589</text:p>
          </table:table-cell>
          <table:table-cell office:value-type="float" office:value="0.5212961435" calcext:value-type="float">
            <text:p>0.5212961435</text:p>
          </table:table-cell>
          <table:table-cell table:formula="of:=[Map.C15]" office:value-type="string" office:string-value="C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0.7503354589" calcext:value-type="float">
            <text:p>0.7503354589</text:p>
          </table:table-cell>
          <table:table-cell office:value-type="float" office:value="0.521302104" calcext:value-type="float">
            <text:p>0.521302104</text:p>
          </table:table-cell>
          <table:table-cell table:formula="of:=[Map.D15]" office:value-type="string" office:string-value="C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0.7503354589" calcext:value-type="float">
            <text:p>0.7503354589</text:p>
          </table:table-cell>
          <table:table-cell office:value-type="float" office:value="0.5213080645" calcext:value-type="float">
            <text:p>0.5213080645</text:p>
          </table:table-cell>
          <table:table-cell table:formula="of:=[Map.E15]" office:value-type="string" office:string-value="D" calcext:value-type="string">
            <text:p>D</text:p>
          </table:table-cell>
          <table:table-cell table:number-columns-repeated="1021"/>
        </table:table-row>
        <table:table-row table:style-name="ro1">
          <table:table-cell office:value-type="float" office:value="0.7503354589" calcext:value-type="float">
            <text:p>0.7503354589</text:p>
          </table:table-cell>
          <table:table-cell office:value-type="float" office:value="0.5213140249" calcext:value-type="float">
            <text:p>0.5213140249</text:p>
          </table:table-cell>
          <table:table-cell table:formula="of:=[Map.F15]" office:value-type="string" office:string-value="D" calcext:value-type="string">
            <text:p>D</text:p>
          </table:table-cell>
          <table:table-cell table:number-columns-repeated="1021"/>
        </table:table-row>
        <table:table-row table:style-name="ro1">
          <table:table-cell office:value-type="float" office:value="0.7503354589" calcext:value-type="float">
            <text:p>0.7503354589</text:p>
          </table:table-cell>
          <table:table-cell office:value-type="float" office:value="0.5213199854" calcext:value-type="float">
            <text:p>0.5213199854</text:p>
          </table:table-cell>
          <table:table-cell table:formula="of:=[Map.G15]" office:value-type="string" office:string-value="D" calcext:value-type="string">
            <text:p>D</text:p>
          </table:table-cell>
          <table:table-cell table:number-columns-repeated="1021"/>
        </table:table-row>
        <table:table-row table:style-name="ro1">
          <table:table-cell office:value-type="float" office:value="0.7503354589" calcext:value-type="float">
            <text:p>0.7503354589</text:p>
          </table:table-cell>
          <table:table-cell office:value-type="float" office:value="0.5213259459" calcext:value-type="float">
            <text:p>0.5213259459</text:p>
          </table:table-cell>
          <table:table-cell table:formula="of:=[Map.H15]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0.7503354589" calcext:value-type="float">
            <text:p>0.7503354589</text:p>
          </table:table-cell>
          <table:table-cell office:value-type="float" office:value="0.5213319063" calcext:value-type="float">
            <text:p>0.5213319063</text:p>
          </table:table-cell>
          <table:table-cell table:formula="of:=[Map.I15]" office:value-type="string" office:string-value="F" calcext:value-type="string">
            <text:p>F</text:p>
          </table:table-cell>
          <table:table-cell table:number-columns-repeated="1021"/>
        </table:table-row>
        <table:table-row table:style-name="ro1">
          <table:table-cell office:value-type="float" office:value="0.7503354589" calcext:value-type="float">
            <text:p>0.7503354589</text:p>
          </table:table-cell>
          <table:table-cell office:value-type="float" office:value="0.5213378668" calcext:value-type="float">
            <text:p>0.5213378668</text:p>
          </table:table-cell>
          <table:table-cell table:formula="of:=[Map.J15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3354589" calcext:value-type="float">
            <text:p>0.7503354589</text:p>
          </table:table-cell>
          <table:table-cell office:value-type="float" office:value="0.5213438272" calcext:value-type="float">
            <text:p>0.5213438272</text:p>
          </table:table-cell>
          <table:table-cell table:formula="of:=[Map.K15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3354589" calcext:value-type="float">
            <text:p>0.7503354589</text:p>
          </table:table-cell>
          <table:table-cell office:value-type="float" office:value="0.5213497877" calcext:value-type="float">
            <text:p>0.5213497877</text:p>
          </table:table-cell>
          <table:table-cell table:formula="of:=[Map.L15]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1">
          <table:table-cell office:value-type="float" office:value="0.7503354589" calcext:value-type="float">
            <text:p>0.7503354589</text:p>
          </table:table-cell>
          <table:table-cell office:value-type="float" office:value="0.5213557482" calcext:value-type="float">
            <text:p>0.5213557482</text:p>
          </table:table-cell>
          <table:table-cell table:formula="of:=[Map.M15]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float" office:value="0.7503354589" calcext:value-type="float">
            <text:p>0.7503354589</text:p>
          </table:table-cell>
          <table:table-cell office:value-type="float" office:value="0.5213617086" calcext:value-type="float">
            <text:p>0.5213617086</text:p>
          </table:table-cell>
          <table:table-cell table:formula="of:=[Map.N15]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float" office:value="0.7503354589" calcext:value-type="float">
            <text:p>0.7503354589</text:p>
          </table:table-cell>
          <table:table-cell office:value-type="float" office:value="0.5213676691" calcext:value-type="float">
            <text:p>0.5213676691</text:p>
          </table:table-cell>
          <table:table-cell table:formula="of:=[Map.O15]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float" office:value="0.7503354589" calcext:value-type="float">
            <text:p>0.7503354589</text:p>
          </table:table-cell>
          <table:table-cell office:value-type="float" office:value="0.5213736296" calcext:value-type="float">
            <text:p>0.5213736296</text:p>
          </table:table-cell>
          <table:table-cell table:formula="of:=[Map.P15]" office:value-type="string" office:string-value="Q" calcext:value-type="string">
            <text:p>Q</text:p>
          </table:table-cell>
          <table:table-cell table:number-columns-repeated="1021"/>
        </table:table-row>
        <table:table-row table:style-name="ro1">
          <table:table-cell office:value-type="float" office:value="0.7503354589" calcext:value-type="float">
            <text:p>0.7503354589</text:p>
          </table:table-cell>
          <table:table-cell office:value-type="float" office:value="0.52137959" calcext:value-type="float">
            <text:p>0.52137959</text:p>
          </table:table-cell>
          <table:table-cell table:formula="of:=[Map.Q15]" office:value-type="string" office:string-value="Q" calcext:value-type="string">
            <text:p>Q</text:p>
          </table:table-cell>
          <table:table-cell table:number-columns-repeated="1021"/>
        </table:table-row>
        <table:table-row table:style-name="ro1">
          <table:table-cell office:value-type="float" office:value="0.7503354589" calcext:value-type="float">
            <text:p>0.7503354589</text:p>
          </table:table-cell>
          <table:table-cell office:value-type="float" office:value="0.5213855505" calcext:value-type="float">
            <text:p>0.5213855505</text:p>
          </table:table-cell>
          <table:table-cell table:formula="of:=[Map.R15]" office:value-type="string" office:string-value="Q" calcext:value-type="string">
            <text:p>Q</text:p>
          </table:table-cell>
          <table:table-cell table:number-columns-repeated="1021"/>
        </table:table-row>
        <table:table-row table:style-name="ro1">
          <table:table-cell office:value-type="float" office:value="0.7503354589" calcext:value-type="float">
            <text:p>0.7503354589</text:p>
          </table:table-cell>
          <table:table-cell office:value-type="float" office:value="0.521391511" calcext:value-type="float">
            <text:p>0.521391511</text:p>
          </table:table-cell>
          <table:table-cell table:formula="of:=[Map.S15]" office:value-type="string" office:string-value="O" calcext:value-type="string">
            <text:p>O</text:p>
          </table:table-cell>
          <table:table-cell table:number-columns-repeated="1021"/>
        </table:table-row>
        <table:table-row table:style-name="ro1">
          <table:table-cell office:value-type="float" office:value="0.7503354589" calcext:value-type="float">
            <text:p>0.7503354589</text:p>
          </table:table-cell>
          <table:table-cell office:value-type="float" office:value="0.5213974714" calcext:value-type="float">
            <text:p>0.5213974714</text:p>
          </table:table-cell>
          <table:table-cell table:formula="of:=[Map.T15]" office:value-type="string" office:string-value="T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0.7503271741" calcext:value-type="float">
            <text:p>0.7503271741</text:p>
          </table:table-cell>
          <table:table-cell office:value-type="float" office:value="0.5212842226" calcext:value-type="float">
            <text:p>0.5212842226</text:p>
          </table:table-cell>
          <table:table-cell table:formula="of:=[Map.A16]" office:value-type="string" office:string-value="C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0.7503271741" calcext:value-type="float">
            <text:p>0.7503271741</text:p>
          </table:table-cell>
          <table:table-cell office:value-type="float" office:value="0.5212901831" calcext:value-type="float">
            <text:p>0.5212901831</text:p>
          </table:table-cell>
          <table:table-cell table:formula="of:=[Map.B16]" office:value-type="string" office:string-value="C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0.7503271741" calcext:value-type="float">
            <text:p>0.7503271741</text:p>
          </table:table-cell>
          <table:table-cell office:value-type="float" office:value="0.5212961435" calcext:value-type="float">
            <text:p>0.5212961435</text:p>
          </table:table-cell>
          <table:table-cell table:formula="of:=[Map.C16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3271741" calcext:value-type="float">
            <text:p>0.7503271741</text:p>
          </table:table-cell>
          <table:table-cell office:value-type="float" office:value="0.521302104" calcext:value-type="float">
            <text:p>0.521302104</text:p>
          </table:table-cell>
          <table:table-cell table:formula="of:=[Map.D16]" office:value-type="string" office:string-value="C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0.7503271741" calcext:value-type="float">
            <text:p>0.7503271741</text:p>
          </table:table-cell>
          <table:table-cell office:value-type="float" office:value="0.5213080645" calcext:value-type="float">
            <text:p>0.5213080645</text:p>
          </table:table-cell>
          <table:table-cell table:formula="of:=[Map.E16]" office:value-type="string" office:string-value="D" calcext:value-type="string">
            <text:p>D</text:p>
          </table:table-cell>
          <table:table-cell table:number-columns-repeated="1021"/>
        </table:table-row>
        <table:table-row table:style-name="ro1">
          <table:table-cell office:value-type="float" office:value="0.7503271741" calcext:value-type="float">
            <text:p>0.7503271741</text:p>
          </table:table-cell>
          <table:table-cell office:value-type="float" office:value="0.5213140249" calcext:value-type="float">
            <text:p>0.5213140249</text:p>
          </table:table-cell>
          <table:table-cell table:formula="of:=[Map.F16]" office:value-type="string" office:string-value="D" calcext:value-type="string">
            <text:p>D</text:p>
          </table:table-cell>
          <table:table-cell table:number-columns-repeated="1021"/>
        </table:table-row>
        <table:table-row table:style-name="ro1">
          <table:table-cell office:value-type="float" office:value="0.7503271741" calcext:value-type="float">
            <text:p>0.7503271741</text:p>
          </table:table-cell>
          <table:table-cell office:value-type="float" office:value="0.5213199854" calcext:value-type="float">
            <text:p>0.5213199854</text:p>
          </table:table-cell>
          <table:table-cell table:formula="of:=[Map.G16]" office:value-type="string" office:string-value="D" calcext:value-type="string">
            <text:p>D</text:p>
          </table:table-cell>
          <table:table-cell table:number-columns-repeated="1021"/>
        </table:table-row>
        <table:table-row table:style-name="ro1">
          <table:table-cell office:value-type="float" office:value="0.7503271741" calcext:value-type="float">
            <text:p>0.7503271741</text:p>
          </table:table-cell>
          <table:table-cell office:value-type="float" office:value="0.5213259459" calcext:value-type="float">
            <text:p>0.5213259459</text:p>
          </table:table-cell>
          <table:table-cell table:formula="of:=[Map.H16]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0.7503271741" calcext:value-type="float">
            <text:p>0.7503271741</text:p>
          </table:table-cell>
          <table:table-cell office:value-type="float" office:value="0.5213319063" calcext:value-type="float">
            <text:p>0.5213319063</text:p>
          </table:table-cell>
          <table:table-cell table:formula="of:=[Map.I16]" office:value-type="string" office:string-value="F" calcext:value-type="string">
            <text:p>F</text:p>
          </table:table-cell>
          <table:table-cell table:number-columns-repeated="1021"/>
        </table:table-row>
        <table:table-row table:style-name="ro1">
          <table:table-cell office:value-type="float" office:value="0.7503271741" calcext:value-type="float">
            <text:p>0.7503271741</text:p>
          </table:table-cell>
          <table:table-cell office:value-type="float" office:value="0.5213378668" calcext:value-type="float">
            <text:p>0.5213378668</text:p>
          </table:table-cell>
          <table:table-cell table:formula="of:=[Map.J16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3271741" calcext:value-type="float">
            <text:p>0.7503271741</text:p>
          </table:table-cell>
          <table:table-cell office:value-type="float" office:value="0.5213438272" calcext:value-type="float">
            <text:p>0.5213438272</text:p>
          </table:table-cell>
          <table:table-cell table:formula="of:=[Map.K16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3271741" calcext:value-type="float">
            <text:p>0.7503271741</text:p>
          </table:table-cell>
          <table:table-cell office:value-type="float" office:value="0.5213497877" calcext:value-type="float">
            <text:p>0.5213497877</text:p>
          </table:table-cell>
          <table:table-cell table:formula="of:=[Map.L16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3271741" calcext:value-type="float">
            <text:p>0.7503271741</text:p>
          </table:table-cell>
          <table:table-cell office:value-type="float" office:value="0.5213557482" calcext:value-type="float">
            <text:p>0.5213557482</text:p>
          </table:table-cell>
          <table:table-cell table:formula="of:=[Map.M16]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float" office:value="0.7503271741" calcext:value-type="float">
            <text:p>0.7503271741</text:p>
          </table:table-cell>
          <table:table-cell office:value-type="float" office:value="0.5213617086" calcext:value-type="float">
            <text:p>0.5213617086</text:p>
          </table:table-cell>
          <table:table-cell table:formula="of:=[Map.N16]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float" office:value="0.7503271741" calcext:value-type="float">
            <text:p>0.7503271741</text:p>
          </table:table-cell>
          <table:table-cell office:value-type="float" office:value="0.5213676691" calcext:value-type="float">
            <text:p>0.5213676691</text:p>
          </table:table-cell>
          <table:table-cell table:formula="of:=[Map.O16]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float" office:value="0.7503271741" calcext:value-type="float">
            <text:p>0.7503271741</text:p>
          </table:table-cell>
          <table:table-cell office:value-type="float" office:value="0.5213736296" calcext:value-type="float">
            <text:p>0.5213736296</text:p>
          </table:table-cell>
          <table:table-cell table:formula="of:=[Map.P16]" office:value-type="string" office:string-value="Q" calcext:value-type="string">
            <text:p>Q</text:p>
          </table:table-cell>
          <table:table-cell table:number-columns-repeated="1021"/>
        </table:table-row>
        <table:table-row table:style-name="ro1">
          <table:table-cell office:value-type="float" office:value="0.7503271741" calcext:value-type="float">
            <text:p>0.7503271741</text:p>
          </table:table-cell>
          <table:table-cell office:value-type="float" office:value="0.52137959" calcext:value-type="float">
            <text:p>0.52137959</text:p>
          </table:table-cell>
          <table:table-cell table:formula="of:=[Map.Q16]" office:value-type="string" office:string-value="Q" calcext:value-type="string">
            <text:p>Q</text:p>
          </table:table-cell>
          <table:table-cell table:number-columns-repeated="1021"/>
        </table:table-row>
        <table:table-row table:style-name="ro1">
          <table:table-cell office:value-type="float" office:value="0.7503271741" calcext:value-type="float">
            <text:p>0.7503271741</text:p>
          </table:table-cell>
          <table:table-cell office:value-type="float" office:value="0.5213855505" calcext:value-type="float">
            <text:p>0.5213855505</text:p>
          </table:table-cell>
          <table:table-cell table:formula="of:=[Map.R16]" office:value-type="string" office:string-value="Q" calcext:value-type="string">
            <text:p>Q</text:p>
          </table:table-cell>
          <table:table-cell table:number-columns-repeated="1021"/>
        </table:table-row>
        <table:table-row table:style-name="ro1">
          <table:table-cell office:value-type="float" office:value="0.7503271741" calcext:value-type="float">
            <text:p>0.7503271741</text:p>
          </table:table-cell>
          <table:table-cell office:value-type="float" office:value="0.521391511" calcext:value-type="float">
            <text:p>0.521391511</text:p>
          </table:table-cell>
          <table:table-cell table:formula="of:=[Map.S16]" office:value-type="string" office:string-value="Q" calcext:value-type="string">
            <text:p>Q</text:p>
          </table:table-cell>
          <table:table-cell table:number-columns-repeated="1021"/>
        </table:table-row>
        <table:table-row table:style-name="ro1">
          <table:table-cell office:value-type="float" office:value="0.7503271741" calcext:value-type="float">
            <text:p>0.7503271741</text:p>
          </table:table-cell>
          <table:table-cell office:value-type="float" office:value="0.5213974714" calcext:value-type="float">
            <text:p>0.5213974714</text:p>
          </table:table-cell>
          <table:table-cell table:formula="of:=[Map.T16]" office:value-type="string" office:string-value="O" calcext:value-type="string">
            <text:p>O</text:p>
          </table:table-cell>
          <table:table-cell table:number-columns-repeated="1021"/>
        </table:table-row>
        <table:table-row table:style-name="ro1">
          <table:table-cell office:value-type="float" office:value="0.7503188893" calcext:value-type="float">
            <text:p>0.7503188893</text:p>
          </table:table-cell>
          <table:table-cell office:value-type="float" office:value="0.5212842226" calcext:value-type="float">
            <text:p>0.5212842226</text:p>
          </table:table-cell>
          <table:table-cell table:formula="of:=[Map.A17]" office:value-type="string" office:string-value="C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0.7503188893" calcext:value-type="float">
            <text:p>0.7503188893</text:p>
          </table:table-cell>
          <table:table-cell office:value-type="float" office:value="0.5212901831" calcext:value-type="float">
            <text:p>0.5212901831</text:p>
          </table:table-cell>
          <table:table-cell table:formula="of:=[Map.B17]" office:value-type="string" office:string-value="C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0.7503188893" calcext:value-type="float">
            <text:p>0.7503188893</text:p>
          </table:table-cell>
          <table:table-cell office:value-type="float" office:value="0.5212961435" calcext:value-type="float">
            <text:p>0.5212961435</text:p>
          </table:table-cell>
          <table:table-cell table:formula="of:=[Map.C17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3188893" calcext:value-type="float">
            <text:p>0.7503188893</text:p>
          </table:table-cell>
          <table:table-cell office:value-type="float" office:value="0.521302104" calcext:value-type="float">
            <text:p>0.521302104</text:p>
          </table:table-cell>
          <table:table-cell table:formula="of:=[Map.D17]" office:value-type="string" office:string-value="C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0.7503188893" calcext:value-type="float">
            <text:p>0.7503188893</text:p>
          </table:table-cell>
          <table:table-cell office:value-type="float" office:value="0.5213080645" calcext:value-type="float">
            <text:p>0.5213080645</text:p>
          </table:table-cell>
          <table:table-cell table:formula="of:=[Map.E17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3188893" calcext:value-type="float">
            <text:p>0.7503188893</text:p>
          </table:table-cell>
          <table:table-cell office:value-type="float" office:value="0.5213140249" calcext:value-type="float">
            <text:p>0.5213140249</text:p>
          </table:table-cell>
          <table:table-cell table:formula="of:=[Map.F17]" office:value-type="string" office:string-value="D" calcext:value-type="string">
            <text:p>D</text:p>
          </table:table-cell>
          <table:table-cell table:number-columns-repeated="1021"/>
        </table:table-row>
        <table:table-row table:style-name="ro1">
          <table:table-cell office:value-type="float" office:value="0.7503188893" calcext:value-type="float">
            <text:p>0.7503188893</text:p>
          </table:table-cell>
          <table:table-cell office:value-type="float" office:value="0.5213199854" calcext:value-type="float">
            <text:p>0.5213199854</text:p>
          </table:table-cell>
          <table:table-cell table:formula="of:=[Map.G17]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0.7503188893" calcext:value-type="float">
            <text:p>0.7503188893</text:p>
          </table:table-cell>
          <table:table-cell office:value-type="float" office:value="0.5213259459" calcext:value-type="float">
            <text:p>0.5213259459</text:p>
          </table:table-cell>
          <table:table-cell table:formula="of:=[Map.H17]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0.7503188893" calcext:value-type="float">
            <text:p>0.7503188893</text:p>
          </table:table-cell>
          <table:table-cell office:value-type="float" office:value="0.5213319063" calcext:value-type="float">
            <text:p>0.5213319063</text:p>
          </table:table-cell>
          <table:table-cell table:formula="of:=[Map.I17]" office:value-type="string" office:string-value="F" calcext:value-type="string">
            <text:p>F</text:p>
          </table:table-cell>
          <table:table-cell table:number-columns-repeated="1021"/>
        </table:table-row>
        <table:table-row table:style-name="ro1">
          <table:table-cell office:value-type="float" office:value="0.7503188893" calcext:value-type="float">
            <text:p>0.7503188893</text:p>
          </table:table-cell>
          <table:table-cell office:value-type="float" office:value="0.5213378668" calcext:value-type="float">
            <text:p>0.5213378668</text:p>
          </table:table-cell>
          <table:table-cell table:formula="of:=[Map.J17]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float" office:value="0.7503188893" calcext:value-type="float">
            <text:p>0.7503188893</text:p>
          </table:table-cell>
          <table:table-cell office:value-type="float" office:value="0.5213438272" calcext:value-type="float">
            <text:p>0.5213438272</text:p>
          </table:table-cell>
          <table:table-cell table:formula="of:=[Map.K17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3188893" calcext:value-type="float">
            <text:p>0.7503188893</text:p>
          </table:table-cell>
          <table:table-cell office:value-type="float" office:value="0.5213497877" calcext:value-type="float">
            <text:p>0.5213497877</text:p>
          </table:table-cell>
          <table:table-cell table:formula="of:=[Map.L17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3188893" calcext:value-type="float">
            <text:p>0.7503188893</text:p>
          </table:table-cell>
          <table:table-cell office:value-type="float" office:value="0.5213557482" calcext:value-type="float">
            <text:p>0.5213557482</text:p>
          </table:table-cell>
          <table:table-cell table:formula="of:=[Map.M17]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float" office:value="0.7503188893" calcext:value-type="float">
            <text:p>0.7503188893</text:p>
          </table:table-cell>
          <table:table-cell office:value-type="float" office:value="0.5213617086" calcext:value-type="float">
            <text:p>0.5213617086</text:p>
          </table:table-cell>
          <table:table-cell table:formula="of:=[Map.N17]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float" office:value="0.7503188893" calcext:value-type="float">
            <text:p>0.7503188893</text:p>
          </table:table-cell>
          <table:table-cell office:value-type="float" office:value="0.5213676691" calcext:value-type="float">
            <text:p>0.5213676691</text:p>
          </table:table-cell>
          <table:table-cell table:formula="of:=[Map.O17]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float" office:value="0.7503188893" calcext:value-type="float">
            <text:p>0.7503188893</text:p>
          </table:table-cell>
          <table:table-cell office:value-type="float" office:value="0.5213736296" calcext:value-type="float">
            <text:p>0.5213736296</text:p>
          </table:table-cell>
          <table:table-cell table:formula="of:=[Map.P17]" office:value-type="string" office:string-value="Q" calcext:value-type="string">
            <text:p>Q</text:p>
          </table:table-cell>
          <table:table-cell table:number-columns-repeated="1021"/>
        </table:table-row>
        <table:table-row table:style-name="ro1">
          <table:table-cell office:value-type="float" office:value="0.7503188893" calcext:value-type="float">
            <text:p>0.7503188893</text:p>
          </table:table-cell>
          <table:table-cell office:value-type="float" office:value="0.52137959" calcext:value-type="float">
            <text:p>0.52137959</text:p>
          </table:table-cell>
          <table:table-cell table:formula="of:=[Map.Q17]" office:value-type="string" office:string-value="Q" calcext:value-type="string">
            <text:p>Q</text:p>
          </table:table-cell>
          <table:table-cell table:number-columns-repeated="1021"/>
        </table:table-row>
        <table:table-row table:style-name="ro1">
          <table:table-cell office:value-type="float" office:value="0.7503188893" calcext:value-type="float">
            <text:p>0.7503188893</text:p>
          </table:table-cell>
          <table:table-cell office:value-type="float" office:value="0.5213855505" calcext:value-type="float">
            <text:p>0.5213855505</text:p>
          </table:table-cell>
          <table:table-cell table:formula="of:=[Map.R17]" office:value-type="string" office:string-value="O" calcext:value-type="string">
            <text:p>O</text:p>
          </table:table-cell>
          <table:table-cell table:number-columns-repeated="1021"/>
        </table:table-row>
        <table:table-row table:style-name="ro1">
          <table:table-cell office:value-type="float" office:value="0.7503188893" calcext:value-type="float">
            <text:p>0.7503188893</text:p>
          </table:table-cell>
          <table:table-cell office:value-type="float" office:value="0.521391511" calcext:value-type="float">
            <text:p>0.521391511</text:p>
          </table:table-cell>
          <table:table-cell table:formula="of:=[Map.S17]" office:value-type="string" office:string-value="Q" calcext:value-type="string">
            <text:p>Q</text:p>
          </table:table-cell>
          <table:table-cell table:number-columns-repeated="1021"/>
        </table:table-row>
        <table:table-row table:style-name="ro1">
          <table:table-cell office:value-type="float" office:value="0.7503188893" calcext:value-type="float">
            <text:p>0.7503188893</text:p>
          </table:table-cell>
          <table:table-cell office:value-type="float" office:value="0.5213974714" calcext:value-type="float">
            <text:p>0.5213974714</text:p>
          </table:table-cell>
          <table:table-cell table:formula="of:=[Map.T17]" office:value-type="string" office:string-value="O" calcext:value-type="string">
            <text:p>O</text:p>
          </table:table-cell>
          <table:table-cell table:number-columns-repeated="1021"/>
        </table:table-row>
        <table:table-row table:style-name="ro1">
          <table:table-cell office:value-type="float" office:value="0.7503106045" calcext:value-type="float">
            <text:p>0.7503106045</text:p>
          </table:table-cell>
          <table:table-cell office:value-type="float" office:value="0.5212842226" calcext:value-type="float">
            <text:p>0.5212842226</text:p>
          </table:table-cell>
          <table:table-cell table:formula="of:=[Map.A18]" office:value-type="string" office:string-value="C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0.7503106045" calcext:value-type="float">
            <text:p>0.7503106045</text:p>
          </table:table-cell>
          <table:table-cell office:value-type="float" office:value="0.5212901831" calcext:value-type="float">
            <text:p>0.5212901831</text:p>
          </table:table-cell>
          <table:table-cell table:formula="of:=[Map.B18]" office:value-type="string" office:string-value="C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0.7503106045" calcext:value-type="float">
            <text:p>0.7503106045</text:p>
          </table:table-cell>
          <table:table-cell office:value-type="float" office:value="0.5212961435" calcext:value-type="float">
            <text:p>0.5212961435</text:p>
          </table:table-cell>
          <table:table-cell table:formula="of:=[Map.C18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3106045" calcext:value-type="float">
            <text:p>0.7503106045</text:p>
          </table:table-cell>
          <table:table-cell office:value-type="float" office:value="0.521302104" calcext:value-type="float">
            <text:p>0.521302104</text:p>
          </table:table-cell>
          <table:table-cell table:formula="of:=[Map.D18]" office:value-type="string" office:string-value="C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0.7503106045" calcext:value-type="float">
            <text:p>0.7503106045</text:p>
          </table:table-cell>
          <table:table-cell office:value-type="float" office:value="0.5213080645" calcext:value-type="float">
            <text:p>0.5213080645</text:p>
          </table:table-cell>
          <table:table-cell table:formula="of:=[Map.E18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3106045" calcext:value-type="float">
            <text:p>0.7503106045</text:p>
          </table:table-cell>
          <table:table-cell office:value-type="float" office:value="0.5213140249" calcext:value-type="float">
            <text:p>0.5213140249</text:p>
          </table:table-cell>
          <table:table-cell table:formula="of:=[Map.F18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3106045" calcext:value-type="float">
            <text:p>0.7503106045</text:p>
          </table:table-cell>
          <table:table-cell office:value-type="float" office:value="0.5213199854" calcext:value-type="float">
            <text:p>0.5213199854</text:p>
          </table:table-cell>
          <table:table-cell table:formula="of:=[Map.G18]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0.7503106045" calcext:value-type="float">
            <text:p>0.7503106045</text:p>
          </table:table-cell>
          <table:table-cell office:value-type="float" office:value="0.5213259459" calcext:value-type="float">
            <text:p>0.5213259459</text:p>
          </table:table-cell>
          <table:table-cell table:formula="of:=[Map.H18]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0.7503106045" calcext:value-type="float">
            <text:p>0.7503106045</text:p>
          </table:table-cell>
          <table:table-cell office:value-type="float" office:value="0.5213319063" calcext:value-type="float">
            <text:p>0.5213319063</text:p>
          </table:table-cell>
          <table:table-cell table:formula="of:=[Map.I18]" office:value-type="string" office:string-value="F" calcext:value-type="string">
            <text:p>F</text:p>
          </table:table-cell>
          <table:table-cell table:number-columns-repeated="1021"/>
        </table:table-row>
        <table:table-row table:style-name="ro1">
          <table:table-cell office:value-type="float" office:value="0.7503106045" calcext:value-type="float">
            <text:p>0.7503106045</text:p>
          </table:table-cell>
          <table:table-cell office:value-type="float" office:value="0.5213378668" calcext:value-type="float">
            <text:p>0.5213378668</text:p>
          </table:table-cell>
          <table:table-cell table:formula="of:=[Map.J18]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float" office:value="0.7503106045" calcext:value-type="float">
            <text:p>0.7503106045</text:p>
          </table:table-cell>
          <table:table-cell office:value-type="float" office:value="0.5213438272" calcext:value-type="float">
            <text:p>0.5213438272</text:p>
          </table:table-cell>
          <table:table-cell table:formula="of:=[Map.K18]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float" office:value="0.7503106045" calcext:value-type="float">
            <text:p>0.7503106045</text:p>
          </table:table-cell>
          <table:table-cell office:value-type="float" office:value="0.5213497877" calcext:value-type="float">
            <text:p>0.5213497877</text:p>
          </table:table-cell>
          <table:table-cell table:formula="of:=[Map.L18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3106045" calcext:value-type="float">
            <text:p>0.7503106045</text:p>
          </table:table-cell>
          <table:table-cell office:value-type="float" office:value="0.5213557482" calcext:value-type="float">
            <text:p>0.5213557482</text:p>
          </table:table-cell>
          <table:table-cell table:formula="of:=[Map.M18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3106045" calcext:value-type="float">
            <text:p>0.7503106045</text:p>
          </table:table-cell>
          <table:table-cell office:value-type="float" office:value="0.5213617086" calcext:value-type="float">
            <text:p>0.5213617086</text:p>
          </table:table-cell>
          <table:table-cell table:formula="of:=[Map.N18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3106045" calcext:value-type="float">
            <text:p>0.7503106045</text:p>
          </table:table-cell>
          <table:table-cell office:value-type="float" office:value="0.5213676691" calcext:value-type="float">
            <text:p>0.5213676691</text:p>
          </table:table-cell>
          <table:table-cell table:formula="of:=[Map.O18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3106045" calcext:value-type="float">
            <text:p>0.7503106045</text:p>
          </table:table-cell>
          <table:table-cell office:value-type="float" office:value="0.5213736296" calcext:value-type="float">
            <text:p>0.5213736296</text:p>
          </table:table-cell>
          <table:table-cell table:formula="of:=[Map.P18]" office:value-type="string" office:string-value="Q" calcext:value-type="string">
            <text:p>Q</text:p>
          </table:table-cell>
          <table:table-cell table:number-columns-repeated="1021"/>
        </table:table-row>
        <table:table-row table:style-name="ro1">
          <table:table-cell office:value-type="float" office:value="0.7503106045" calcext:value-type="float">
            <text:p>0.7503106045</text:p>
          </table:table-cell>
          <table:table-cell office:value-type="float" office:value="0.52137959" calcext:value-type="float">
            <text:p>0.52137959</text:p>
          </table:table-cell>
          <table:table-cell table:formula="of:=[Map.Q18]" office:value-type="string" office:string-value="Q" calcext:value-type="string">
            <text:p>Q</text:p>
          </table:table-cell>
          <table:table-cell table:number-columns-repeated="1021"/>
        </table:table-row>
        <table:table-row table:style-name="ro1">
          <table:table-cell office:value-type="float" office:value="0.7503106045" calcext:value-type="float">
            <text:p>0.7503106045</text:p>
          </table:table-cell>
          <table:table-cell office:value-type="float" office:value="0.5213855505" calcext:value-type="float">
            <text:p>0.5213855505</text:p>
          </table:table-cell>
          <table:table-cell table:formula="of:=[Map.R18]" office:value-type="string" office:string-value="O" calcext:value-type="string">
            <text:p>O</text:p>
          </table:table-cell>
          <table:table-cell table:number-columns-repeated="1021"/>
        </table:table-row>
        <table:table-row table:style-name="ro1">
          <table:table-cell office:value-type="float" office:value="0.7503106045" calcext:value-type="float">
            <text:p>0.7503106045</text:p>
          </table:table-cell>
          <table:table-cell office:value-type="float" office:value="0.521391511" calcext:value-type="float">
            <text:p>0.521391511</text:p>
          </table:table-cell>
          <table:table-cell table:formula="of:=[Map.S18]" office:value-type="string" office:string-value="O" calcext:value-type="string">
            <text:p>O</text:p>
          </table:table-cell>
          <table:table-cell table:number-columns-repeated="1021"/>
        </table:table-row>
        <table:table-row table:style-name="ro1">
          <table:table-cell office:value-type="float" office:value="0.7503106045" calcext:value-type="float">
            <text:p>0.7503106045</text:p>
          </table:table-cell>
          <table:table-cell office:value-type="float" office:value="0.5213974714" calcext:value-type="float">
            <text:p>0.5213974714</text:p>
          </table:table-cell>
          <table:table-cell table:formula="of:=[Map.T18]" office:value-type="string" office:string-value="Q" calcext:value-type="string">
            <text:p>Q</text:p>
          </table:table-cell>
          <table:table-cell table:number-columns-repeated="1021"/>
        </table:table-row>
        <table:table-row table:style-name="ro1">
          <table:table-cell office:value-type="float" office:value="0.7503023197" calcext:value-type="float">
            <text:p>0.7503023197</text:p>
          </table:table-cell>
          <table:table-cell office:value-type="float" office:value="0.5212842226" calcext:value-type="float">
            <text:p>0.5212842226</text:p>
          </table:table-cell>
          <table:table-cell table:formula="of:=[Map.A19]" office:value-type="string" office:string-value="C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0.7503023197" calcext:value-type="float">
            <text:p>0.7503023197</text:p>
          </table:table-cell>
          <table:table-cell office:value-type="float" office:value="0.5212901831" calcext:value-type="float">
            <text:p>0.5212901831</text:p>
          </table:table-cell>
          <table:table-cell table:formula="of:=[Map.B19]" office:value-type="string" office:string-value="C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0.7503023197" calcext:value-type="float">
            <text:p>0.7503023197</text:p>
          </table:table-cell>
          <table:table-cell office:value-type="float" office:value="0.5212961435" calcext:value-type="float">
            <text:p>0.5212961435</text:p>
          </table:table-cell>
          <table:table-cell table:formula="of:=[Map.C19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3023197" calcext:value-type="float">
            <text:p>0.7503023197</text:p>
          </table:table-cell>
          <table:table-cell office:value-type="float" office:value="0.521302104" calcext:value-type="float">
            <text:p>0.521302104</text:p>
          </table:table-cell>
          <table:table-cell table:formula="of:=[Map.D19]" office:value-type="string" office:string-value="C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0.7503023197" calcext:value-type="float">
            <text:p>0.7503023197</text:p>
          </table:table-cell>
          <table:table-cell office:value-type="float" office:value="0.5213080645" calcext:value-type="float">
            <text:p>0.5213080645</text:p>
          </table:table-cell>
          <table:table-cell table:formula="of:=[Map.E19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3023197" calcext:value-type="float">
            <text:p>0.7503023197</text:p>
          </table:table-cell>
          <table:table-cell office:value-type="float" office:value="0.5213140249" calcext:value-type="float">
            <text:p>0.5213140249</text:p>
          </table:table-cell>
          <table:table-cell table:formula="of:=[Map.F19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3023197" calcext:value-type="float">
            <text:p>0.7503023197</text:p>
          </table:table-cell>
          <table:table-cell office:value-type="float" office:value="0.5213199854" calcext:value-type="float">
            <text:p>0.5213199854</text:p>
          </table:table-cell>
          <table:table-cell table:formula="of:=[Map.G19]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0.7503023197" calcext:value-type="float">
            <text:p>0.7503023197</text:p>
          </table:table-cell>
          <table:table-cell office:value-type="float" office:value="0.5213259459" calcext:value-type="float">
            <text:p>0.5213259459</text:p>
          </table:table-cell>
          <table:table-cell table:formula="of:=[Map.H19]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0.7503023197" calcext:value-type="float">
            <text:p>0.7503023197</text:p>
          </table:table-cell>
          <table:table-cell office:value-type="float" office:value="0.5213319063" calcext:value-type="float">
            <text:p>0.5213319063</text:p>
          </table:table-cell>
          <table:table-cell table:formula="of:=[Map.I19]" office:value-type="string" office:string-value="F" calcext:value-type="string">
            <text:p>F</text:p>
          </table:table-cell>
          <table:table-cell table:number-columns-repeated="1021"/>
        </table:table-row>
        <table:table-row table:style-name="ro1">
          <table:table-cell office:value-type="float" office:value="0.7503023197" calcext:value-type="float">
            <text:p>0.7503023197</text:p>
          </table:table-cell>
          <table:table-cell office:value-type="float" office:value="0.5213378668" calcext:value-type="float">
            <text:p>0.5213378668</text:p>
          </table:table-cell>
          <table:table-cell table:formula="of:=[Map.J19]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float" office:value="0.7503023197" calcext:value-type="float">
            <text:p>0.7503023197</text:p>
          </table:table-cell>
          <table:table-cell office:value-type="float" office:value="0.5213438272" calcext:value-type="float">
            <text:p>0.5213438272</text:p>
          </table:table-cell>
          <table:table-cell table:formula="of:=[Map.K19]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float" office:value="0.7503023197" calcext:value-type="float">
            <text:p>0.7503023197</text:p>
          </table:table-cell>
          <table:table-cell office:value-type="float" office:value="0.5213497877" calcext:value-type="float">
            <text:p>0.5213497877</text:p>
          </table:table-cell>
          <table:table-cell table:formula="of:=[Map.L19]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float" office:value="0.7503023197" calcext:value-type="float">
            <text:p>0.7503023197</text:p>
          </table:table-cell>
          <table:table-cell office:value-type="float" office:value="0.5213557482" calcext:value-type="float">
            <text:p>0.5213557482</text:p>
          </table:table-cell>
          <table:table-cell table:formula="of:=[Map.M19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3023197" calcext:value-type="float">
            <text:p>0.7503023197</text:p>
          </table:table-cell>
          <table:table-cell office:value-type="float" office:value="0.5213617086" calcext:value-type="float">
            <text:p>0.5213617086</text:p>
          </table:table-cell>
          <table:table-cell table:formula="of:=[Map.N19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3023197" calcext:value-type="float">
            <text:p>0.7503023197</text:p>
          </table:table-cell>
          <table:table-cell office:value-type="float" office:value="0.5213676691" calcext:value-type="float">
            <text:p>0.5213676691</text:p>
          </table:table-cell>
          <table:table-cell table:formula="of:=[Map.O19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3023197" calcext:value-type="float">
            <text:p>0.7503023197</text:p>
          </table:table-cell>
          <table:table-cell office:value-type="float" office:value="0.5213736296" calcext:value-type="float">
            <text:p>0.5213736296</text:p>
          </table:table-cell>
          <table:table-cell table:formula="of:=[Map.P19]" office:value-type="string" office:string-value="Q" calcext:value-type="string">
            <text:p>Q</text:p>
          </table:table-cell>
          <table:table-cell table:number-columns-repeated="1021"/>
        </table:table-row>
        <table:table-row table:style-name="ro1">
          <table:table-cell office:value-type="float" office:value="0.7503023197" calcext:value-type="float">
            <text:p>0.7503023197</text:p>
          </table:table-cell>
          <table:table-cell office:value-type="float" office:value="0.52137959" calcext:value-type="float">
            <text:p>0.52137959</text:p>
          </table:table-cell>
          <table:table-cell table:formula="of:=[Map.Q19]" office:value-type="string" office:string-value="Q" calcext:value-type="string">
            <text:p>Q</text:p>
          </table:table-cell>
          <table:table-cell table:number-columns-repeated="1021"/>
        </table:table-row>
        <table:table-row table:style-name="ro1">
          <table:table-cell office:value-type="float" office:value="0.7503023197" calcext:value-type="float">
            <text:p>0.7503023197</text:p>
          </table:table-cell>
          <table:table-cell office:value-type="float" office:value="0.5213855505" calcext:value-type="float">
            <text:p>0.5213855505</text:p>
          </table:table-cell>
          <table:table-cell table:formula="of:=[Map.R19]" office:value-type="string" office:string-value="O" calcext:value-type="string">
            <text:p>O</text:p>
          </table:table-cell>
          <table:table-cell table:number-columns-repeated="1021"/>
        </table:table-row>
        <table:table-row table:style-name="ro1">
          <table:table-cell office:value-type="float" office:value="0.7503023197" calcext:value-type="float">
            <text:p>0.7503023197</text:p>
          </table:table-cell>
          <table:table-cell office:value-type="float" office:value="0.521391511" calcext:value-type="float">
            <text:p>0.521391511</text:p>
          </table:table-cell>
          <table:table-cell table:formula="of:=[Map.S19]" office:value-type="string" office:string-value="O" calcext:value-type="string">
            <text:p>O</text:p>
          </table:table-cell>
          <table:table-cell table:number-columns-repeated="1021"/>
        </table:table-row>
        <table:table-row table:style-name="ro1">
          <table:table-cell office:value-type="float" office:value="0.7503023197" calcext:value-type="float">
            <text:p>0.7503023197</text:p>
          </table:table-cell>
          <table:table-cell office:value-type="float" office:value="0.5213974714" calcext:value-type="float">
            <text:p>0.5213974714</text:p>
          </table:table-cell>
          <table:table-cell table:formula="of:=[Map.T19]" office:value-type="string" office:string-value="O" calcext:value-type="string">
            <text:p>O</text:p>
          </table:table-cell>
          <table:table-cell table:number-columns-repeated="1021"/>
        </table:table-row>
        <table:table-row table:style-name="ro1">
          <table:table-cell office:value-type="float" office:value="0.7502940349" calcext:value-type="float">
            <text:p>0.7502940349</text:p>
          </table:table-cell>
          <table:table-cell office:value-type="float" office:value="0.5212842226" calcext:value-type="float">
            <text:p>0.5212842226</text:p>
          </table:table-cell>
          <table:table-cell table:formula="of:=[Map.A20]" office:value-type="string" office:string-value="C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0.7502940349" calcext:value-type="float">
            <text:p>0.7502940349</text:p>
          </table:table-cell>
          <table:table-cell office:value-type="float" office:value="0.5212901831" calcext:value-type="float">
            <text:p>0.5212901831</text:p>
          </table:table-cell>
          <table:table-cell table:formula="of:=[Map.B20]" office:value-type="string" office:string-value="C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0.7502940349" calcext:value-type="float">
            <text:p>0.7502940349</text:p>
          </table:table-cell>
          <table:table-cell office:value-type="float" office:value="0.5212961435" calcext:value-type="float">
            <text:p>0.5212961435</text:p>
          </table:table-cell>
          <table:table-cell table:formula="of:=[Map.C20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2940349" calcext:value-type="float">
            <text:p>0.7502940349</text:p>
          </table:table-cell>
          <table:table-cell office:value-type="float" office:value="0.521302104" calcext:value-type="float">
            <text:p>0.521302104</text:p>
          </table:table-cell>
          <table:table-cell table:formula="of:=[Map.D20]" office:value-type="string" office:string-value="C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0.7502940349" calcext:value-type="float">
            <text:p>0.7502940349</text:p>
          </table:table-cell>
          <table:table-cell office:value-type="float" office:value="0.5213080645" calcext:value-type="float">
            <text:p>0.5213080645</text:p>
          </table:table-cell>
          <table:table-cell table:formula="of:=[Map.E20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2940349" calcext:value-type="float">
            <text:p>0.7502940349</text:p>
          </table:table-cell>
          <table:table-cell office:value-type="float" office:value="0.5213140249" calcext:value-type="float">
            <text:p>0.5213140249</text:p>
          </table:table-cell>
          <table:table-cell table:formula="of:=[Map.F20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0.7502940349" calcext:value-type="float">
            <text:p>0.7502940349</text:p>
          </table:table-cell>
          <table:table-cell office:value-type="float" office:value="0.5213199854" calcext:value-type="float">
            <text:p>0.5213199854</text:p>
          </table:table-cell>
          <table:table-cell table:formula="of:=[Map.G20]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0.7502940349" calcext:value-type="float">
            <text:p>0.7502940349</text:p>
          </table:table-cell>
          <table:table-cell office:value-type="float" office:value="0.5213259459" calcext:value-type="float">
            <text:p>0.5213259459</text:p>
          </table:table-cell>
          <table:table-cell table:formula="of:=[Map.H20]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0.7502940349" calcext:value-type="float">
            <text:p>0.7502940349</text:p>
          </table:table-cell>
          <table:table-cell office:value-type="float" office:value="0.5213319063" calcext:value-type="float">
            <text:p>0.5213319063</text:p>
          </table:table-cell>
          <table:table-cell table:formula="of:=[Map.I20]" office:value-type="string" office:string-value="F" calcext:value-type="string">
            <text:p>F</text:p>
          </table:table-cell>
          <table:table-cell table:number-columns-repeated="1021"/>
        </table:table-row>
        <table:table-row table:style-name="ro1">
          <table:table-cell office:value-type="float" office:value="0.7502940349" calcext:value-type="float">
            <text:p>0.7502940349</text:p>
          </table:table-cell>
          <table:table-cell office:value-type="float" office:value="0.5213378668" calcext:value-type="float">
            <text:p>0.5213378668</text:p>
          </table:table-cell>
          <table:table-cell table:formula="of:=[Map.J20]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float" office:value="0.7502940349" calcext:value-type="float">
            <text:p>0.7502940349</text:p>
          </table:table-cell>
          <table:table-cell office:value-type="float" office:value="0.5213438272" calcext:value-type="float">
            <text:p>0.5213438272</text:p>
          </table:table-cell>
          <table:table-cell table:formula="of:=[Map.K20]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float" office:value="0.7502940349" calcext:value-type="float">
            <text:p>0.7502940349</text:p>
          </table:table-cell>
          <table:table-cell office:value-type="float" office:value="0.5213497877" calcext:value-type="float">
            <text:p>0.5213497877</text:p>
          </table:table-cell>
          <table:table-cell table:formula="of:=[Map.L20]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float" office:value="0.7502940349" calcext:value-type="float">
            <text:p>0.7502940349</text:p>
          </table:table-cell>
          <table:table-cell office:value-type="float" office:value="0.5213557482" calcext:value-type="float">
            <text:p>0.5213557482</text:p>
          </table:table-cell>
          <table:table-cell table:formula="of:=[Map.M20]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float" office:value="0.7502940349" calcext:value-type="float">
            <text:p>0.7502940349</text:p>
          </table:table-cell>
          <table:table-cell office:value-type="float" office:value="0.5213617086" calcext:value-type="float">
            <text:p>0.5213617086</text:p>
          </table:table-cell>
          <table:table-cell table:formula="of:=[Map.N20]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float" office:value="0.7502940349" calcext:value-type="float">
            <text:p>0.7502940349</text:p>
          </table:table-cell>
          <table:table-cell office:value-type="float" office:value="0.5213676691" calcext:value-type="float">
            <text:p>0.5213676691</text:p>
          </table:table-cell>
          <table:table-cell table:formula="of:=[Map.O20]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float" office:value="0.7502940349" calcext:value-type="float">
            <text:p>0.7502940349</text:p>
          </table:table-cell>
          <table:table-cell office:value-type="float" office:value="0.5213736296" calcext:value-type="float">
            <text:p>0.5213736296</text:p>
          </table:table-cell>
          <table:table-cell table:formula="of:=[Map.P20]" office:value-type="string" office:string-value="Q" calcext:value-type="string">
            <text:p>Q</text:p>
          </table:table-cell>
          <table:table-cell table:number-columns-repeated="1021"/>
        </table:table-row>
        <table:table-row table:style-name="ro1">
          <table:table-cell office:value-type="float" office:value="0.7502940349" calcext:value-type="float">
            <text:p>0.7502940349</text:p>
          </table:table-cell>
          <table:table-cell office:value-type="float" office:value="0.52137959" calcext:value-type="float">
            <text:p>0.52137959</text:p>
          </table:table-cell>
          <table:table-cell table:formula="of:=[Map.Q20]" office:value-type="string" office:string-value="Q" calcext:value-type="string">
            <text:p>Q</text:p>
          </table:table-cell>
          <table:table-cell table:number-columns-repeated="1021"/>
        </table:table-row>
        <table:table-row table:style-name="ro1">
          <table:table-cell office:value-type="float" office:value="0.7502940349" calcext:value-type="float">
            <text:p>0.7502940349</text:p>
          </table:table-cell>
          <table:table-cell office:value-type="float" office:value="0.5213855505" calcext:value-type="float">
            <text:p>0.5213855505</text:p>
          </table:table-cell>
          <table:table-cell table:formula="of:=[Map.R20]" office:value-type="string" office:string-value="O" calcext:value-type="string">
            <text:p>O</text:p>
          </table:table-cell>
          <table:table-cell table:number-columns-repeated="1021"/>
        </table:table-row>
        <table:table-row table:style-name="ro1">
          <table:table-cell office:value-type="float" office:value="0.7502940349" calcext:value-type="float">
            <text:p>0.7502940349</text:p>
          </table:table-cell>
          <table:table-cell office:value-type="float" office:value="0.521391511" calcext:value-type="float">
            <text:p>0.521391511</text:p>
          </table:table-cell>
          <table:table-cell table:formula="of:=[Map.S20]" office:value-type="string" office:string-value="O" calcext:value-type="string">
            <text:p>O</text:p>
          </table:table-cell>
          <table:table-cell table:number-columns-repeated="1021"/>
        </table:table-row>
        <table:table-row table:style-name="ro1">
          <table:table-cell office:value-type="float" office:value="0.7502940349" calcext:value-type="float">
            <text:p>0.7502940349</text:p>
          </table:table-cell>
          <table:table-cell office:value-type="float" office:value="0.5213974714" calcext:value-type="float">
            <text:p>0.5213974714</text:p>
          </table:table-cell>
          <table:table-cell table:formula="of:=[Map.T20]" office:value-type="string" office:string-value="O" calcext:value-type="string">
            <text:p>O</text:p>
          </table:table-cell>
          <table:table-cell table:number-columns-repeated="1021"/>
        </table:table-row>
        <table:table-row table:style-name="ro1" table:number-rows-repeated="10481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p" table:style-name="ta1">
        <table:table-column table:style-name="co2" table:number-columns-repeated="20" table:default-cell-style-name="Default"/>
        <table:table-row table:style-name="ro1">
          <table:table-cell table:number-columns-repeated="2" table:style-name="ce2" office:value-type="string" calcext:value-type="string">
            <text:p>A</text:p>
          </table:table-cell>
          <table:table-cell table:style-name="ce1" table:number-columns-repeated="6"/>
          <table:table-cell table:number-columns-repeated="2" table:style-name="ce8" office:value-type="string" calcext:value-type="string">
            <text:p>G</text:p>
          </table:table-cell>
          <table:table-cell table:style-name="ce1"/>
          <table:table-cell table:number-columns-repeated="2" table:style-name="ce9" office:value-type="string" calcext:value-type="string">
            <text:p>L</text:p>
          </table:table-cell>
          <table:table-cell table:style-name="ce1" table:number-columns-repeated="7"/>
        </table:table-row>
        <table:table-row table:style-name="ro1">
          <table:table-cell table:number-columns-repeated="2" table:style-name="ce2" office:value-type="string" calcext:value-type="string">
            <text:p>A</text:p>
          </table:table-cell>
          <table:table-cell table:number-columns-repeated="5" table:style-name="ce4" office:value-type="string" calcext:value-type="string">
            <text:p>B</text:p>
          </table:table-cell>
          <table:table-cell table:style-name="ce1"/>
          <table:table-cell table:number-columns-repeated="2" table:style-name="ce8" office:value-type="string" calcext:value-type="string">
            <text:p>G</text:p>
          </table:table-cell>
          <table:table-cell table:style-name="ce1"/>
          <table:table-cell table:number-columns-repeated="2" table:style-name="ce9" office:value-type="string" calcext:value-type="string">
            <text:p>L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number-columns-repeated="5" table:style-name="ce4" office:value-type="string" calcext:value-type="string">
            <text:p>B</text:p>
          </table:table-cell>
          <table:table-cell table:style-name="ce1"/>
          <table:table-cell table:number-columns-repeated="2" table:style-name="ce8" office:value-type="string" calcext:value-type="string">
            <text:p>G</text:p>
          </table:table-cell>
          <table:table-cell table:style-name="ce1"/>
          <table:table-cell table:number-columns-repeated="2" table:style-name="ce9" office:value-type="string" calcext:value-type="string">
            <text:p>L</text:p>
          </table:table-cell>
          <table:table-cell table:style-name="ce1" table:number-columns-repeated="2"/>
          <table:table-cell table:style-name="ce12" office:value-type="string" calcext:value-type="string">
            <text:p>R</text:p>
          </table:table-cell>
          <table:table-cell table:number-columns-repeated="2" table:style-name="ce14" office:value-type="string" calcext:value-type="string">
            <text:p>S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number-columns-repeated="5" table:style-name="ce4" office:value-type="string" calcext:value-type="string">
            <text:p>B</text:p>
          </table:table-cell>
          <table:table-cell table:style-name="ce1"/>
          <table:table-cell table:style-name="ce8" office:value-type="string" calcext:value-type="string">
            <text:p>G</text:p>
          </table:table-cell>
          <table:table-cell table:number-columns-repeated="4" table:style-name="ce9" office:value-type="string" calcext:value-type="string">
            <text:p>L</text:p>
          </table:table-cell>
          <table:table-cell table:style-name="ce1" table:number-columns-repeated="2"/>
          <table:table-cell table:style-name="ce12" office:value-type="string" calcext:value-type="string">
            <text:p>R</text:p>
          </table:table-cell>
          <table:table-cell table:number-columns-repeated="2" table:style-name="ce14" office:value-type="string" calcext:value-type="string">
            <text:p>S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number-columns-repeated="5" table:style-name="ce4" office:value-type="string" calcext:value-type="string">
            <text:p>B</text:p>
          </table:table-cell>
          <table:table-cell table:style-name="ce1"/>
          <table:table-cell table:style-name="ce8" office:value-type="string" calcext:value-type="string">
            <text:p>G</text:p>
          </table:table-cell>
          <table:table-cell table:number-columns-repeated="4" table:style-name="ce9" office:value-type="string" calcext:value-type="string">
            <text:p>L</text:p>
          </table:table-cell>
          <table:table-cell table:style-name="ce1" table:number-columns-repeated="2"/>
          <table:table-cell table:style-name="ce12" office:value-type="string" calcext:value-type="string">
            <text:p>R</text:p>
          </table:table-cell>
          <table:table-cell table:number-columns-repeated="4" table:style-name="ce14" office:value-type="string" calcext:value-type="string">
            <text:p>S</text:p>
          </table:table-cell>
        </table:table-row>
        <table:table-row table:style-name="ro1">
          <table:table-cell table:style-name="ce1" table:number-columns-repeated="2"/>
          <table:table-cell table:number-columns-repeated="5" table:style-name="ce4" office:value-type="string" calcext:value-type="string">
            <text:p>B</text:p>
          </table:table-cell>
          <table:table-cell table:style-name="ce1"/>
          <table:table-cell table:number-columns-repeated="2" table:style-name="ce8" office:value-type="string" calcext:value-type="string">
            <text:p>G</text:p>
          </table:table-cell>
          <table:table-cell table:style-name="ce1"/>
          <table:table-cell table:number-columns-repeated="2" table:style-name="ce9" office:value-type="string" calcext:value-type="string">
            <text:p>L</text:p>
          </table:table-cell>
          <table:table-cell table:style-name="ce1" table:number-columns-repeated="2"/>
          <table:table-cell table:style-name="ce12" office:value-type="string" calcext:value-type="string">
            <text:p>R</text:p>
          </table:table-cell>
          <table:table-cell table:number-columns-repeated="4" table:style-name="ce14" office:value-type="string" calcext:value-type="string">
            <text:p>S</text:p>
          </table:table-cell>
        </table:table-row>
        <table:table-row table:style-name="ro1">
          <table:table-cell table:style-name="ce1" table:number-columns-repeated="2"/>
          <table:table-cell table:number-columns-repeated="5" table:style-name="ce4" office:value-type="string" calcext:value-type="string">
            <text:p>B</text:p>
          </table:table-cell>
          <table:table-cell table:style-name="ce1"/>
          <table:table-cell table:number-columns-repeated="2" table:style-name="ce8" office:value-type="string" calcext:value-type="string">
            <text:p>G</text:p>
          </table:table-cell>
          <table:table-cell table:style-name="ce1"/>
          <table:table-cell table:number-columns-repeated="2" table:style-name="ce9" office:value-type="string" calcext:value-type="string">
            <text:p>L</text:p>
          </table:table-cell>
          <table:table-cell table:style-name="ce1"/>
          <table:table-cell table:number-columns-repeated="2" table:style-name="ce12" office:value-type="string" calcext:value-type="string">
            <text:p>R</text:p>
          </table:table-cell>
          <table:table-cell table:number-columns-repeated="2" table:style-name="ce14" office:value-type="string" calcext:value-type="string">
            <text:p>S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number-columns-repeated="5" table:style-name="ce4" office:value-type="string" calcext:value-type="string">
            <text:p>B</text:p>
          </table:table-cell>
          <table:table-cell table:style-name="ce1"/>
          <table:table-cell table:number-columns-repeated="2" table:style-name="ce8" office:value-type="string" calcext:value-type="string">
            <text:p>G</text:p>
          </table:table-cell>
          <table:table-cell table:style-name="ce1"/>
          <table:table-cell table:number-columns-repeated="2" table:style-name="ce11" office:value-type="string" calcext:value-type="string">
            <text:p>U</text:p>
          </table:table-cell>
          <table:table-cell table:style-name="ce1"/>
          <table:table-cell table:number-columns-repeated="2" table:style-name="ce12" office:value-type="string" calcext:value-type="string">
            <text:p>R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2" table:style-name="ce15" office:value-type="string" calcext:value-type="string">
            <text:p>T</text:p>
          </table:table-cell>
        </table:table-row>
        <table:table-row table:style-name="ro1">
          <table:table-cell table:style-name="ce1" table:number-columns-repeated="2"/>
          <table:table-cell table:number-columns-repeated="5" table:style-name="ce4" office:value-type="string" calcext:value-type="string">
            <text:p>B</text:p>
          </table:table-cell>
          <table:table-cell table:style-name="ce1"/>
          <table:table-cell table:number-columns-repeated="2" table:style-name="ce8" office:value-type="string" calcext:value-type="string">
            <text:p>G</text:p>
          </table:table-cell>
          <table:table-cell table:style-name="ce1"/>
          <table:table-cell table:number-columns-repeated="2" table:style-name="ce11" office:value-type="string" calcext:value-type="string">
            <text:p>U</text:p>
          </table:table-cell>
          <table:table-cell table:style-name="ce1"/>
          <table:table-cell table:style-name="ce12" office:value-type="string" calcext:value-type="string">
            <text:p>R</text:p>
          </table:table-cell>
          <table:table-cell table:style-name="ce1" table:number-columns-repeated="2"/>
          <table:table-cell table:number-columns-repeated="3" table:style-name="ce15" office:value-type="string" calcext:value-type="string">
            <text:p>T</text:p>
          </table:table-cell>
        </table:table-row>
        <table:table-row table:style-name="ro1">
          <table:table-cell table:style-name="ce1" table:number-columns-repeated="9"/>
          <table:table-cell table:style-name="ce8" office:value-type="string" calcext:value-type="string">
            <text:p>G</text:p>
          </table:table-cell>
          <table:table-cell table:style-name="ce1"/>
          <table:table-cell table:number-columns-repeated="2" table:style-name="ce11" office:value-type="string" calcext:value-type="string">
            <text:p>U</text:p>
          </table:table-cell>
          <table:table-cell table:style-name="ce1"/>
          <table:table-cell table:style-name="ce12" office:value-type="string" calcext:value-type="string">
            <text:p>R</text:p>
          </table:table-cell>
          <table:table-cell table:number-columns-repeated="2" table:style-name="ce13" office:value-type="string" calcext:value-type="string">
            <text:p>Q</text:p>
          </table:table-cell>
          <table:table-cell table:style-name="ce16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T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C</text:p>
          </table:table-cell>
          <table:table-cell table:style-name="ce1" table:number-columns-repeated="3"/>
          <table:table-cell table:number-columns-repeated="4" table:style-name="ce6" office:value-type="string" calcext:value-type="string">
            <text:p>F</text:p>
          </table:table-cell>
          <table:table-cell table:style-name="ce8" office:value-type="string" calcext:value-type="string">
            <text:p>G</text:p>
          </table:table-cell>
          <table:table-cell table:number-columns-repeated="3" table:style-name="ce11" office:value-type="string" calcext:value-type="string">
            <text:p>U</text:p>
          </table:table-cell>
          <table:table-cell table:number-columns-repeated="2" table:style-name="ce12" office:value-type="string" calcext:value-type="string">
            <text:p>R</text:p>
          </table:table-cell>
          <table:table-cell table:number-columns-repeated="2" table:style-name="ce13" office:value-type="string" calcext:value-type="string">
            <text:p>Q</text:p>
          </table:table-cell>
          <table:table-cell table:style-name="ce16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T</text:p>
          </table:table-cell>
        </table:table-row>
        <table:table-row table:style-name="ro1">
          <table:table-cell table:number-columns-repeated="2" table:style-name="ce3" office:value-type="string" calcext:value-type="string">
            <text:p>C</text:p>
          </table:table-cell>
          <table:table-cell table:style-name="ce1" table:number-columns-repeated="3"/>
          <table:table-cell table:number-columns-repeated="4" table:style-name="ce6" office:value-type="string" calcext:value-type="string">
            <text:p>F</text:p>
          </table:table-cell>
          <table:table-cell table:style-name="ce8" office:value-type="string" calcext:value-type="string">
            <text:p>G</text:p>
          </table:table-cell>
          <table:table-cell table:number-columns-repeated="3" table:style-name="ce11" office:value-type="string" calcext:value-type="string">
            <text:p>U</text:p>
          </table:table-cell>
          <table:table-cell table:number-columns-repeated="2" table:style-name="ce12" office:value-type="string" calcext:value-type="string">
            <text:p>R</text:p>
          </table:table-cell>
          <table:table-cell table:number-columns-repeated="2" table:style-name="ce13" office:value-type="string" calcext:value-type="string">
            <text:p>Q</text:p>
          </table:table-cell>
          <table:table-cell table:style-name="ce16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T</text:p>
          </table:table-cell>
        </table:table-row>
        <table:table-row table:style-name="ro1">
          <table:table-cell table:number-columns-repeated="3" table:style-name="ce3" office:value-type="string" calcext:value-type="string">
            <text:p>C</text:p>
          </table:table-cell>
          <table:table-cell table:style-name="ce1" table:number-columns-repeated="3"/>
          <table:table-cell table:number-columns-repeated="3" table:style-name="ce6" office:value-type="string" calcext:value-type="string">
            <text:p>F</text:p>
          </table:table-cell>
          <table:table-cell table:style-name="ce8" office:value-type="string" calcext:value-type="string">
            <text:p>G</text:p>
          </table:table-cell>
          <table:table-cell table:number-columns-repeated="2" table:style-name="ce11" office:value-type="string" calcext:value-type="string">
            <text:p>U</text:p>
          </table:table-cell>
          <table:table-cell table:number-columns-repeated="3" table:style-name="ce12" office:value-type="string" calcext:value-type="string">
            <text:p>R</text:p>
          </table:table-cell>
          <table:table-cell table:number-columns-repeated="3" table:style-name="ce13" office:value-type="string" calcext:value-type="string">
            <text:p>Q</text:p>
          </table:table-cell>
          <table:table-cell table:style-name="ce16" office:value-type="string" calcext:value-type="string">
            <text:p>O</text:p>
          </table:table-cell>
          <table:table-cell table:style-name="ce15" office:value-type="string" calcext:value-type="string">
            <text:p>T</text:p>
          </table:table-cell>
        </table:table-row>
        <table:table-row table:style-name="ro1">
          <table:table-cell table:number-columns-repeated="4" table:style-name="ce3" office:value-type="string" calcext:value-type="string">
            <text:p>C</text:p>
          </table:table-cell>
          <table:table-cell table:style-name="ce1"/>
          <table:table-cell table:style-name="ce5" office:value-type="string" calcext:value-type="string">
            <text:p>D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6" office:value-type="string" calcext:value-type="string">
            <text:p>F</text:p>
          </table:table-cell>
          <table:table-cell table:style-name="ce8" office:value-type="string" calcext:value-type="string">
            <text:p>G</text:p>
          </table:table-cell>
          <table:table-cell table:number-columns-repeated="2" table:style-name="ce11" office:value-type="string" calcext:value-type="string">
            <text:p>U</text:p>
          </table:table-cell>
          <table:table-cell table:number-columns-repeated="3" table:style-name="ce12" office:value-type="string" calcext:value-type="string">
            <text:p>R</text:p>
          </table:table-cell>
          <table:table-cell table:number-columns-repeated="3" table:style-name="ce13" office:value-type="string" calcext:value-type="string">
            <text:p>Q</text:p>
          </table:table-cell>
          <table:table-cell table:style-name="ce16" office:value-type="string" calcext:value-type="string">
            <text:p>O</text:p>
          </table:table-cell>
          <table:table-cell table:style-name="ce15" office:value-type="string" calcext:value-type="string">
            <text:p>T</text:p>
          </table:table-cell>
        </table:table-row>
        <table:table-row table:style-name="ro1">
          <table:table-cell table:number-columns-repeated="4" table:style-name="ce3" office:value-type="string" calcext:value-type="string">
            <text:p>C</text:p>
          </table:table-cell>
          <table:table-cell table:number-columns-repeated="3" table:style-name="ce5" office:value-type="string" calcext:value-type="string">
            <text:p>D</text:p>
          </table:table-cell>
          <table:table-cell table:style-name="ce7" office:value-type="string" calcext:value-type="string">
            <text:p>M</text:p>
          </table:table-cell>
          <table:table-cell table:style-name="ce6" office:value-type="string" calcext:value-type="string">
            <text:p>F</text:p>
          </table:table-cell>
          <table:table-cell table:style-name="ce1" table:number-columns-repeated="2"/>
          <table:table-cell table:style-name="ce11" office:value-type="string" calcext:value-type="string">
            <text:p>U</text:p>
          </table:table-cell>
          <table:table-cell table:number-columns-repeated="3" table:style-name="ce12" office:value-type="string" calcext:value-type="string">
            <text:p>R</text:p>
          </table:table-cell>
          <table:table-cell table:number-columns-repeated="3" table:style-name="ce13" office:value-type="string" calcext:value-type="string">
            <text:p>Q</text:p>
          </table:table-cell>
          <table:table-cell table:style-name="ce16" office:value-type="string" calcext:value-type="string">
            <text:p>O</text:p>
          </table:table-cell>
          <table:table-cell table:style-name="ce15" office:value-type="string" calcext:value-type="string">
            <text:p>T</text:p>
          </table:table-cell>
        </table:table-row>
        <table:table-row table:style-name="ro1">
          <table:table-cell table:number-columns-repeated="2" table:style-name="ce3" office:value-type="string" calcext:value-type="string">
            <text:p>C</text:p>
          </table:table-cell>
          <table:table-cell table:style-name="ce1"/>
          <table:table-cell table:style-name="ce3" office:value-type="string" calcext:value-type="string">
            <text:p>C</text:p>
          </table:table-cell>
          <table:table-cell table:number-columns-repeated="3" table:style-name="ce5" office:value-type="string" calcext:value-type="string">
            <text:p>D</text:p>
          </table:table-cell>
          <table:table-cell table:style-name="ce7" office:value-type="string" calcext:value-type="string">
            <text:p>M</text:p>
          </table:table-cell>
          <table:table-cell table:style-name="ce6" office:value-type="string" calcext:value-type="string">
            <text:p>F</text:p>
          </table:table-cell>
          <table:table-cell table:style-name="ce1" table:number-columns-repeated="3"/>
          <table:table-cell table:number-columns-repeated="3" table:style-name="ce12" office:value-type="string" calcext:value-type="string">
            <text:p>R</text:p>
          </table:table-cell>
          <table:table-cell table:number-columns-repeated="4" table:style-name="ce13" office:value-type="string" calcext:value-type="string">
            <text:p>Q</text:p>
          </table:table-cell>
          <table:table-cell table:style-name="ce16" office:value-type="string" calcext:value-type="string">
            <text:p>O</text:p>
          </table:table-cell>
        </table:table-row>
        <table:table-row table:style-name="ro1">
          <table:table-cell table:number-columns-repeated="2" table:style-name="ce3" office:value-type="string" calcext:value-type="string">
            <text:p>C</text:p>
          </table:table-cell>
          <table:table-cell table:style-name="ce1"/>
          <table:table-cell table:style-name="ce3" office:value-type="string" calcext:value-type="string">
            <text:p>C</text:p>
          </table:table-cell>
          <table:table-cell table:style-name="ce1"/>
          <table:table-cell table:style-name="ce5" office:value-type="string" calcext:value-type="string">
            <text:p>D</text:p>
          </table:table-cell>
          <table:table-cell table:number-columns-repeated="2" table:style-name="ce7" office:value-type="string" calcext:value-type="string">
            <text:p>M</text:p>
          </table:table-cell>
          <table:table-cell table:style-name="ce6" office:value-type="string" calcext:value-type="string">
            <text:p>F</text:p>
          </table:table-cell>
          <table:table-cell table:style-name="ce10" office:value-type="string" calcext:value-type="string">
            <text:p>N</text:p>
          </table:table-cell>
          <table:table-cell table:style-name="ce1" table:number-columns-repeated="2"/>
          <table:table-cell table:number-columns-repeated="3" table:style-name="ce12" office:value-type="string" calcext:value-type="string">
            <text:p>R</text:p>
          </table:table-cell>
          <table:table-cell table:number-columns-repeated="2" table:style-name="ce13" office:value-type="string" calcext:value-type="string">
            <text:p>Q</text:p>
          </table:table-cell>
          <table:table-cell table:style-name="ce16" office:value-type="string" calcext:value-type="string">
            <text:p>O</text:p>
          </table:table-cell>
          <table:table-cell table:style-name="ce13" office:value-type="string" calcext:value-type="string">
            <text:p>Q</text:p>
          </table:table-cell>
          <table:table-cell table:style-name="ce16" office:value-type="string" calcext:value-type="string">
            <text:p>O</text:p>
          </table:table-cell>
        </table:table-row>
        <table:table-row table:style-name="ro1">
          <table:table-cell table:number-columns-repeated="2" table:style-name="ce3" office:value-type="string" calcext:value-type="string">
            <text:p>C</text:p>
          </table:table-cell>
          <table:table-cell table:style-name="ce1"/>
          <table:table-cell table:style-name="ce3" office:value-type="string" calcext:value-type="string">
            <text:p>C</text:p>
          </table:table-cell>
          <table:table-cell table:style-name="ce1" table:number-columns-repeated="2"/>
          <table:table-cell table:number-columns-repeated="2" table:style-name="ce7" office:value-type="string" calcext:value-type="string">
            <text:p>M</text:p>
          </table:table-cell>
          <table:table-cell table:style-name="ce6" office:value-type="string" calcext:value-type="string">
            <text:p>F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" table:number-columns-repeated="4"/>
          <table:table-cell table:number-columns-repeated="2" table:style-name="ce13" office:value-type="string" calcext:value-type="string">
            <text:p>Q</text:p>
          </table:table-cell>
          <table:table-cell table:number-columns-repeated="2" table:style-name="ce16" office:value-type="string" calcext:value-type="string">
            <text:p>O</text:p>
          </table:table-cell>
          <table:table-cell table:style-name="ce13" office:value-type="string" calcext:value-type="string">
            <text:p>Q</text:p>
          </table:table-cell>
        </table:table-row>
        <table:table-row table:style-name="ro1">
          <table:table-cell table:number-columns-repeated="2" table:style-name="ce3" office:value-type="string" calcext:value-type="string">
            <text:p>C</text:p>
          </table:table-cell>
          <table:table-cell table:style-name="ce1"/>
          <table:table-cell table:style-name="ce3" office:value-type="string" calcext:value-type="string">
            <text:p>C</text:p>
          </table:table-cell>
          <table:table-cell table:style-name="ce1" table:number-columns-repeated="2"/>
          <table:table-cell table:number-columns-repeated="2" table:style-name="ce7" office:value-type="string" calcext:value-type="string">
            <text:p>M</text:p>
          </table:table-cell>
          <table:table-cell table:style-name="ce6" office:value-type="string" calcext:value-type="string">
            <text:p>F</text:p>
          </table:table-cell>
          <table:table-cell table:number-columns-repeated="3" table:style-name="ce10" office:value-type="string" calcext:value-type="string">
            <text:p>N</text:p>
          </table:table-cell>
          <table:table-cell table:style-name="ce1" table:number-columns-repeated="3"/>
          <table:table-cell table:number-columns-repeated="2" table:style-name="ce13" office:value-type="string" calcext:value-type="string">
            <text:p>Q</text:p>
          </table:table-cell>
          <table:table-cell table:number-columns-repeated="3" table:style-name="ce16" office:value-type="string" calcext:value-type="string">
            <text:p>O</text:p>
          </table:table-cell>
        </table:table-row>
        <table:table-row table:style-name="ro1">
          <table:table-cell table:number-columns-repeated="2" table:style-name="ce3" office:value-type="string" calcext:value-type="string">
            <text:p>C</text:p>
          </table:table-cell>
          <table:table-cell table:style-name="ce1"/>
          <table:table-cell table:style-name="ce3" office:value-type="string" calcext:value-type="string">
            <text:p>C</text:p>
          </table:table-cell>
          <table:table-cell table:style-name="ce1" table:number-columns-repeated="2"/>
          <table:table-cell table:number-columns-repeated="2" table:style-name="ce7" office:value-type="string" calcext:value-type="string">
            <text:p>M</text:p>
          </table:table-cell>
          <table:table-cell table:style-name="ce6" office:value-type="string" calcext:value-type="string">
            <text:p>F</text:p>
          </table:table-cell>
          <table:table-cell table:number-columns-repeated="6" table:style-name="ce10" office:value-type="string" calcext:value-type="string">
            <text:p>N</text:p>
          </table:table-cell>
          <table:table-cell table:number-columns-repeated="2" table:style-name="ce13" office:value-type="string" calcext:value-type="string">
            <text:p>Q</text:p>
          </table:table-cell>
          <table:table-cell table:number-columns-repeated="3" table:style-name="ce16" office:value-type="string" calcext:value-type="string">
            <text:p>O</text:p>
          </table:table-cell>
        </table:table-row>
        <table:table-row table:style-name="ro2" table:number-rows-repeated="7">
          <table:table-cell table:number-columns-repeated="20"/>
        </table:table-row>
        <table:table-row table:style-name="ro1">
          <table:table-cell table:number-columns-repeated="20"/>
        </table:table-row>
        <table:table-row table:style-name="ro2" table:number-rows-repeated="16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5">00/00/0000</text:date>, <text:time style:data-style-name="N2" text:time-value="0000-00-00T00:00:03.7556163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05T16:57:13.710885972</dc:date>
    <meta:generator>LibreOffice/4.1.2.3$Linux_X86_64 LibreOffice_project/410m0$Build-3</meta:generator>
    <meta:editing-duration>PT27M57S</meta:editing-duration>
    <meta:editing-cycles>12</meta:editing-cycles>
    <meta:document-statistic meta:table-count="2" meta:cell-count="1487" meta:object-count="0"/>
  </office:meta>
</office:document-meta>
</file>